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Heading_20_1">
      <style:text-properties officeooo:rsid="00087d3f" officeooo:paragraph-rsid="00087d3f"/>
    </style:style>
    <style:style style:name="P2" style:family="paragraph" style:parent-style-name="Heading_20_1">
      <style:text-properties officeooo:rsid="00087d3f" officeooo:paragraph-rsid="000acbce"/>
    </style:style>
    <style:style style:name="P3" style:family="paragraph" style:parent-style-name="Heading_20_1">
      <style:text-properties officeooo:rsid="000acbce" officeooo:paragraph-rsid="000acbce"/>
    </style:style>
    <style:style style:name="P4" style:family="paragraph" style:parent-style-name="Heading_20_1">
      <style:text-properties officeooo:paragraph-rsid="000d0f29"/>
    </style:style>
    <style:style style:name="P5" style:family="paragraph" style:parent-style-name="Heading_20_3">
      <style:paragraph-properties fo:padding="0.0193in" fo:border="0.06pt solid #d9d9e3"/>
    </style:style>
    <style:style style:name="P6" style:family="paragraph" style:parent-style-name="Heading_20_3">
      <style:paragraph-properties fo:padding="0.0193in" fo:border="0.06pt solid #d9d9e3"/>
      <style:text-properties loext:padding="0.0193in" loext:border="0.06pt solid #d9d9e3"/>
    </style:style>
    <style:style style:name="P7" style:family="paragraph" style:parent-style-name="Heading_20_3">
      <style:paragraph-properties fo:margin-top="0in" fo:margin-bottom="0in" style:contextual-spacing="false"/>
      <style:text-properties officeooo:paragraph-rsid="000be6ba" loext:padding="0.0193in" loext:border="0.06pt solid #d9d9e3"/>
    </style:style>
    <style:style style:name="P8" style:family="paragraph" style:parent-style-name="Heading_20_3">
      <style:text-properties officeooo:paragraph-rsid="000be6ba"/>
    </style:style>
    <style:style style:name="P9" style:family="paragraph" style:parent-style-name="Heading_20_3">
      <style:paragraph-properties fo:margin-top="0in" fo:margin-bottom="0in" style:contextual-spacing="false"/>
      <style:text-properties officeooo:rsid="00087d3f" officeooo:paragraph-rsid="000be6ba" loext:padding="0.0193in" loext:border="0.06pt solid #d9d9e3"/>
    </style:style>
    <style:style style:name="P10" style:family="paragraph" style:parent-style-name="Heading_20_4">
      <style:paragraph-properties fo:padding="0.0193in" fo:border="0.06pt solid #d9d9e3"/>
    </style:style>
    <style:style style:name="P11" style:family="paragraph" style:parent-style-name="Heading_20_4">
      <style:paragraph-properties fo:padding="0.0193in" fo:border="0.06pt solid #d9d9e3"/>
      <style:text-properties loext:padding="0.0193in" loext:border="0.06pt solid #d9d9e3"/>
    </style:style>
    <style:style style:name="P12" style:family="paragraph" style:parent-style-name="Heading_20_4">
      <style:paragraph-properties fo:padding="0.0193in" fo:border="0.06pt solid #d9d9e3"/>
      <style:text-properties officeooo:paragraph-rsid="000be6ba" loext:padding="0.0193in" loext:border="0.06pt solid #d9d9e3"/>
    </style:style>
    <style:style style:name="P13" style:family="paragraph" style:parent-style-name="Heading_20_5">
      <style:paragraph-properties fo:padding="0.0193in" fo:border="0.06pt solid #d9d9e3"/>
      <style:text-properties loext:padding="0.0193in" loext:border="0.06pt solid #d9d9e3"/>
    </style:style>
    <style:style style:name="P14" style:family="paragraph" style:parent-style-name="Heading_20_5">
      <style:paragraph-properties fo:padding="0.0193in" fo:border="0.06pt solid #d9d9e3"/>
    </style:style>
    <style:style style:name="P15" style:family="paragraph" style:parent-style-name="Standard">
      <style:text-properties officeooo:rsid="00087d3f" officeooo:paragraph-rsid="00087d3f"/>
    </style:style>
    <style:style style:name="P16" style:family="paragraph" style:parent-style-name="Standard">
      <style:text-properties officeooo:rsid="00087d3f" officeooo:paragraph-rsid="000d0f29"/>
    </style:style>
    <style:style style:name="P17" style:family="paragraph" style:parent-style-name="Standard">
      <style:text-properties officeooo:paragraph-rsid="00087d3f"/>
    </style:style>
    <style:style style:name="P18" style:family="paragraph" style:parent-style-name="Standard">
      <style:text-properties officeooo:paragraph-rsid="000be6ba"/>
    </style:style>
    <style:style style:name="P19" style:family="paragraph" style:parent-style-name="Standard">
      <style:text-properties loext:padding="0.0193in" loext:border="0.06pt solid #d9d9e3"/>
    </style:style>
    <style:style style:name="P20" style:family="paragraph" style:parent-style-name="Standard">
      <style:paragraph-properties fo:margin-top="0in" fo:margin-bottom="0.1965in" style:contextual-spacing="false"/>
      <style:text-properties loext:padding="0.0193in" loext:border="0.06pt solid #d9d9e3"/>
    </style:style>
    <style:style style:name="P21" style:family="paragraph" style:parent-style-name="Standard">
      <style:text-properties officeooo:paragraph-rsid="00087d3f" loext:padding="0.0193in" loext:border="0.06pt solid #d9d9e3"/>
    </style:style>
    <style:style style:name="P22" style:family="paragraph" style:parent-style-name="Standard">
      <style:text-properties fo:font-size="60pt" officeooo:rsid="00087d3f" officeooo:paragraph-rsid="00087d3f" style:font-size-asian="60pt" style:font-size-complex="60pt"/>
    </style:style>
    <style:style style:name="P23" style:family="paragraph" style:parent-style-name="Standard">
      <style:text-properties fo:font-size="42pt" officeooo:rsid="00087d3f" officeooo:paragraph-rsid="00087d3f" style:font-size-asian="42pt" style:font-size-complex="42pt"/>
    </style:style>
    <style:style style:name="P24" style:family="paragraph" style:parent-style-name="Standard">
      <style:text-properties officeooo:paragraph-rsid="000d0f29"/>
    </style:style>
    <style:style style:name="P25" style:family="paragraph" style:parent-style-name="Text_20_body" style:list-style-name="L1">
      <style:paragraph-properties fo:margin-top="0in" fo:margin-bottom="0in" style:contextual-spacing="false" fo:padding="0.0193in" fo:border="0.06pt solid #d9d9e3"/>
    </style:style>
    <style:style style:name="P26" style:family="paragraph" style:parent-style-name="Text_20_body" style:list-style-name="L1">
      <style:paragraph-properties fo:padding="0.0193in" fo:border="0.06pt solid #d9d9e3"/>
      <style:text-properties officeooo:paragraph-rsid="00087d3f"/>
    </style:style>
    <style:style style:name="P27" style:family="paragraph" style:parent-style-name="Text_20_body" style:list-style-name="L2">
      <style:paragraph-properties fo:margin-top="0in" fo:margin-bottom="0in" style:contextual-spacing="false" fo:padding="0.0193in" fo:border="0.06pt solid #d9d9e3"/>
    </style:style>
    <style:style style:name="P28" style:family="paragraph" style:parent-style-name="Text_20_body" style:list-style-name="L2">
      <style:paragraph-properties fo:padding="0.0193in" fo:border="0.06pt solid #d9d9e3"/>
    </style:style>
    <style:style style:name="P29" style:family="paragraph" style:parent-style-name="Text_20_body">
      <style:text-properties officeooo:rsid="00087d3f" officeooo:paragraph-rsid="00087d3f"/>
    </style:style>
    <style:style style:name="P30" style:family="paragraph" style:parent-style-name="Text_20_body">
      <style:paragraph-properties fo:padding="0.0193in" fo:border="0.06pt solid #d9d9e3"/>
      <style:text-properties officeooo:rsid="00087d3f" officeooo:paragraph-rsid="000a1f8e"/>
    </style:style>
    <style:style style:name="P31" style:family="paragraph" style:parent-style-name="Text_20_body">
      <style:text-properties officeooo:rsid="00087d3f" officeooo:paragraph-rsid="000acbce"/>
    </style:style>
    <style:style style:name="P32" style:family="paragraph" style:parent-style-name="Text_20_body">
      <style:paragraph-properties fo:margin-top="0in" fo:margin-bottom="0in" style:contextual-spacing="false"/>
      <style:text-properties officeooo:rsid="00087d3f" officeooo:paragraph-rsid="000be6ba" loext:padding="0.0193in" loext:border="0.06pt solid #d9d9e3"/>
    </style:style>
    <style:style style:name="P33" style:family="paragraph" style:parent-style-name="Text_20_body">
      <style:paragraph-properties fo:padding="0.0193in" fo:border="0.06pt solid #d9d9e3"/>
    </style:style>
    <style:style style:name="P34" style:family="paragraph" style:parent-style-name="Text_20_body" style:list-style-name="L3">
      <style:paragraph-properties fo:padding="0.0193in" fo:border="0.06pt solid #d9d9e3"/>
    </style:style>
    <style:style style:name="P35" style:family="paragraph" style:parent-style-name="Text_20_body" style:list-style-name="L3">
      <style:paragraph-properties fo:padding="0.0193in" fo:border="0.06pt solid #d9d9e3"/>
      <style:text-properties officeooo:paragraph-rsid="000a1f8e"/>
    </style:style>
    <style:style style:name="P36" style:family="paragraph" style:parent-style-name="Text_20_body">
      <style:paragraph-properties fo:padding="0.0193in" fo:border="0.06pt solid #d9d9e3"/>
      <style:text-properties officeooo:paragraph-rsid="000a1f8e"/>
    </style:style>
    <style:style style:name="P37" style:family="paragraph" style:parent-style-name="Text_20_body" style:list-style-name="L5">
      <style:paragraph-properties fo:padding="0.0193in" fo:border="0.06pt solid #d9d9e3"/>
    </style:style>
    <style:style style:name="P38" style:family="paragraph" style:parent-style-name="Text_20_body">
      <style:paragraph-properties fo:padding="0.0193in" fo:border="0.06pt solid #d9d9e3"/>
      <style:text-properties officeooo:paragraph-rsid="000acbce"/>
    </style:style>
    <style:style style:name="P39" style:family="paragraph" style:parent-style-name="Text_20_body" style:list-style-name="L6">
      <style:paragraph-properties fo:margin-top="0in" fo:margin-bottom="0in" style:contextual-spacing="false" fo:padding="0.0193in" fo:border="0.06pt solid #d9d9e3"/>
    </style:style>
    <style:style style:name="P40" style:family="paragraph" style:parent-style-name="Text_20_body" style:list-style-name="L6">
      <style:paragraph-properties fo:padding="0.0193in" fo:border="0.06pt solid #d9d9e3"/>
    </style:style>
    <style:style style:name="P41" style:family="paragraph" style:parent-style-name="Text_20_body" style:list-style-name="L7">
      <style:paragraph-properties fo:margin-top="0in" fo:margin-bottom="0in" style:contextual-spacing="false" fo:padding="0.0193in" fo:border="0.06pt solid #d9d9e3"/>
    </style:style>
    <style:style style:name="P42" style:family="paragraph" style:parent-style-name="Text_20_body" style:list-style-name="L7">
      <style:paragraph-properties fo:padding="0.0193in" fo:border="0.06pt solid #d9d9e3"/>
    </style:style>
    <style:style style:name="P43" style:family="paragraph" style:parent-style-name="Text_20_body" style:list-style-name="L8">
      <style:paragraph-properties fo:margin-top="0in" fo:margin-bottom="0in" style:contextual-spacing="false" fo:padding="0.0193in" fo:border="0.06pt solid #d9d9e3"/>
    </style:style>
    <style:style style:name="P44" style:family="paragraph" style:parent-style-name="Text_20_body" style:list-style-name="L8">
      <style:paragraph-properties fo:padding="0.0193in" fo:border="0.06pt solid #d9d9e3"/>
    </style:style>
    <style:style style:name="P45" style:family="paragraph" style:parent-style-name="Text_20_body" style:list-style-name="L9">
      <style:paragraph-properties fo:margin-top="0in" fo:margin-bottom="0in" style:contextual-spacing="false" fo:padding="0.0193in" fo:border="0.06pt solid #d9d9e3"/>
    </style:style>
    <style:style style:name="P46" style:family="paragraph" style:parent-style-name="Text_20_body" style:list-style-name="L9">
      <style:paragraph-properties fo:padding="0.0193in" fo:border="0.06pt solid #d9d9e3"/>
    </style:style>
    <style:style style:name="P47" style:family="paragraph" style:parent-style-name="Text_20_body">
      <style:paragraph-properties fo:padding="0.0193in" fo:border="0.06pt solid #d9d9e3"/>
      <style:text-properties loext:padding="0.0193in" loext:border="0.06pt solid #d9d9e3"/>
    </style:style>
    <style:style style:name="P48" style:family="paragraph" style:parent-style-name="Text_20_body">
      <style:paragraph-properties fo:margin-top="0in" fo:margin-bottom="0in" style:contextual-spacing="false"/>
      <style:text-properties loext:padding="0.0193in" loext:border="0.06pt solid #d9d9e3"/>
    </style:style>
    <style:style style:name="P49" style:family="paragraph" style:parent-style-name="Text_20_body">
      <style:paragraph-properties fo:padding="0.0193in" fo:border="0.06pt solid #d9d9e3"/>
      <style:text-properties officeooo:paragraph-rsid="000be6ba" loext:padding="0.0193in" loext:border="0.06pt solid #d9d9e3"/>
    </style:style>
    <style:style style:name="P50" style:family="paragraph" style:parent-style-name="Text_20_body">
      <style:paragraph-properties fo:margin-top="0in" fo:margin-bottom="0in" style:contextual-spacing="false"/>
      <style:text-properties officeooo:paragraph-rsid="000be6ba" loext:padding="0.0193in" loext:border="0.06pt solid #d9d9e3"/>
    </style:style>
    <style:style style:name="P51" style:family="paragraph" style:parent-style-name="Text_20_body" style:list-style-name="L10">
      <style:paragraph-properties fo:margin-top="0in" fo:margin-bottom="0in" style:contextual-spacing="false" fo:padding="0.0193in" fo:border="0.06pt solid #d9d9e3"/>
    </style:style>
    <style:style style:name="P52" style:family="paragraph" style:parent-style-name="Text_20_body" style:list-style-name="L10">
      <style:paragraph-properties fo:padding="0.0193in" fo:border="0.06pt solid #d9d9e3"/>
    </style:style>
    <style:style style:name="P53" style:family="paragraph" style:parent-style-name="Text_20_body" style:list-style-name="L11">
      <style:paragraph-properties fo:margin-top="0in" fo:margin-bottom="0in" style:contextual-spacing="false" fo:padding="0.0193in" fo:border="0.06pt solid #d9d9e3"/>
    </style:style>
    <style:style style:name="P54" style:family="paragraph" style:parent-style-name="Text_20_body" style:list-style-name="L11">
      <style:paragraph-properties fo:padding="0.0193in" fo:border="0.06pt solid #d9d9e3"/>
    </style:style>
    <style:style style:name="P55" style:family="paragraph" style:parent-style-name="Text_20_body" style:list-style-name="L12">
      <style:paragraph-properties fo:margin-top="0in" fo:margin-bottom="0in" style:contextual-spacing="false" fo:padding="0.0193in" fo:border="0.06pt solid #d9d9e3"/>
    </style:style>
    <style:style style:name="P56" style:family="paragraph" style:parent-style-name="Text_20_body" style:list-style-name="L12">
      <style:paragraph-properties fo:padding="0.0193in" fo:border="0.06pt solid #d9d9e3"/>
    </style:style>
    <style:style style:name="T1" style:family="text">
      <style:text-properties officeooo:rsid="00087d3f"/>
    </style:style>
    <style:style style:name="T2" style:family="text">
      <style:text-properties officeooo:rsid="00087d3f" loext:padding="0.0193in" loext:border="0.06pt solid #d9d9e3"/>
    </style:style>
    <style:style style:name="T3" style:family="text">
      <style:text-properties loext:padding="0.0193in" loext:border="0.06pt solid #d9d9e3"/>
    </style:style>
    <style:style style:name="T4" style:family="text">
      <style:text-properties officeooo:rsid="000a1f8e" loext:padding="0.0193in" loext:border="0.06pt solid #d9d9e3"/>
    </style:style>
    <style:style style:name="T5" style:family="text">
      <style:text-properties officeooo:rsid="000acbce"/>
    </style:style>
    <style:style style:name="T6" style:family="text">
      <style:text-properties officeooo:rsid="000c078b"/>
    </style:style>
    <style:style style:name="T7" style:family="text">
      <style:text-properties officeooo:rsid="000d0f29"/>
    </style:style>
    <style:style style:name="T8" style:family="text">
      <style:text-properties fo:font-size="42pt" style:font-size-asian="42pt" style:font-size-complex="42pt"/>
    </style:style>
    <style:style style:name="T9" style:family="text">
      <style:text-properties fo:font-size="42pt" officeooo:rsid="000d0f29" style:font-size-asian="42pt" style:font-size-complex="42pt"/>
    </style:style>
    <style:style style:name="T10" style:family="text">
      <style:text-properties fo:font-size="32pt" style:font-size-asian="32pt" style:font-size-complex="32pt"/>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Grokking Spherepop</text:p>
      <text:p text:style-name="P23"/>
      <text:p text:style-name="P16"><text:span text:style-name="T8">By Fl</text:span><text:span text:style-name="T9">yxion</text:span></text:p>
      <text:p text:style-name="P16"><text:line-break/><text:line-break/></text:p>
      <text:p text:style-name="P16"><text:span text:style-name="T10">GPT, November 2023</text:span></text:p>
      <text:p text:style-name="P15"/>
      <text:p text:style-name="P24"><text:span text:style-name="T1"><text:line-break/></text:span></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soft-page-break/><text:span text:style-name="T1"><text:line-break/></text:span><text:span text:style-name="Strong_20_Emphasis"><text:span text:style-name="T3">Introducción</text:span></text:span></text:p>
      <text:p text:style-name="P17"><text:span text:style-name="Strong_20_Emphasis"><text:span text:style-name="T3"/></text:span></text:p>
      <text:p text:style-name="P30"><text:span text:style-name="Strong_20_Emphasis"><text:span text:style-name="T4">0. </text:span></text:span><text:span text:style-name="Strong_20_Emphasis"><text:span text:style-name="T3">¿Por Qué Leer Este Libro? </text:span></text:span></text:p>
      <text:p text:style-name="P17"><text:span text:style-name="Strong_20_Emphasis"><text:span text:style-name="T3"/></text:span></text:p>
      <text:list xml:id="list3030824433" text:style-name="L1">
        <text:list-item>
          <text:p text:style-name="P25"><text:span text:style-name="Strong_20_Emphasis"><text:span text:style-name="T3">Antecedentes y Contexto</text:span></text:span> 2.1. Comprensión de los Árboles de Sintaxis Abstracta (AST) 2.2. Semántica de Lenguajes de Programación</text:p>
        </text:list-item>
        <text:list-item>
          <text:p text:style-name="P25"><text:span text:style-name="Strong_20_Emphasis"><text:span text:style-name="T3">Discusión Principal</text:span></text:span> 3.1. Spherepop: Un Lenguaje de Programación 3D 3.2. Análisis Detallado de Spherepop</text:p>
        </text:list-item>
        <text:list-item>
          <text:p text:style-name="P25"><text:span text:style-name="Strong_20_Emphasis"><text:span text:style-name="T3">Spherepop en Acción</text:span></text:span> 4.1. Evaluación de Funciones en Spherepop 4.2. La Naturaleza Interactiva de Spherepop</text:p>
        </text:list-item>
        <text:list-item>
          <text:p text:style-name="P25"><text:span text:style-name="Strong_20_Emphasis"><text:span text:style-name="T3">Conceptos y Aplicaciones Relacionados</text:span></text:span> 5.1. Haplopraxis: Un Juego de Exploración Espacial y Tutor de Mecanografía 5.2. Dinámicas y Desafíos del Juego</text:p>
        </text:list-item>
        <text:list-item>
          <text:p text:style-name="P25"><text:span text:style-name="Strong_20_Emphasis"><text:span text:style-name="T3">Implicaciones Educativas y Prácticas de Spherepop</text:span></text:span></text:p>
        </text:list-item>
        <text:list-item>
          <text:p text:style-name="P25"><text:span text:style-name="Strong_20_Emphasis"><text:span text:style-name="T3">Conclusión</text:span></text:span></text:p>
        </text:list-item>
        <text:list-item>
          <text:p text:style-name="P26"><text:span text:style-name="Strong_20_Emphasis"><text:span text:style-name="T3">Referencias</text:span></text:span></text:p>
        </text:list-item>
      </text:list>
      <text:p text:style-name="P29"><text:span text:style-name="Strong_20_Emphasis"><text:span text:style-name="T3"><text:line-break/>Introduction</text:span></text:span></text:p>
      <text:p text:style-name="P30"><text:span text:style-name="Strong_20_Emphasis"><text:span text:style-name="T4">0. Why Read This Book</text:span></text:span><text:span text:style-name="Strong_20_Emphasis"><text:span text:style-name="T3">?</text:span></text:span><text:span text:style-name="Strong_20_Emphasis"><text:span text:style-name="T4"> </text:span></text:span></text:p>
      <text:list xml:id="list2449055922" text:style-name="L2">
        <text:list-item>
          <text:p text:style-name="P27"><text:span text:style-name="Strong_20_Emphasis"><text:span text:style-name="T3">Background and Context</text:span></text:span> 2.1. Understanding Abstract Syntax Trees (AST) 2.2. Programming Language Semantics</text:p>
        </text:list-item>
        <text:list-item>
          <text:p text:style-name="P27"><text:span text:style-name="Strong_20_Emphasis"><text:span text:style-name="T3">Main Discussion</text:span></text:span> 3.1. Spherepop: A 3D Programming Language 3.2. Detailed Analysis of Spherepop</text:p>
        </text:list-item>
        <text:list-item>
          <text:p text:style-name="P27"><text:span text:style-name="Strong_20_Emphasis"><text:span text:style-name="T3">Spherepop in Action</text:span></text:span> 4.1. Evaluating Functions in Spherepop 4.2. The Interactive Nature of Spherepop</text:p>
        </text:list-item>
        <text:list-item>
          <text:p text:style-name="P27"><text:soft-page-break/><text:span text:style-name="Strong_20_Emphasis"><text:span text:style-name="T3">Related Concepts and Applications</text:span></text:span> 5.1. Haplopraxis: A Space Exploration and Typing Tutor Game 5.2. Game Dynamics and Challenges</text:p>
        </text:list-item>
        <text:list-item>
          <text:p text:style-name="P27"><text:span text:style-name="Strong_20_Emphasis"><text:span text:style-name="T3">Spherepop's Educational and Practical Implications</text:span></text:span></text:p>
        </text:list-item>
        <text:list-item>
          <text:p text:style-name="P27"><text:span text:style-name="Strong_20_Emphasis"><text:span text:style-name="T3">Conclusion</text:span></text:span></text:p>
        </text:list-item>
        <text:list-item>
          <text:p text:style-name="P28"><text:span text:style-name="Strong_20_Emphasis"><text:span text:style-name="T3">References</text:span></text:span></text:p>
        </text:list-item>
      </text:list>
      <text:p text:style-name="P15"/>
      <text:h text:style-name="P1" text:outline-level="1">Capítulo Cero: ¿Por Qué Leer Este Libro?</text:h>
      <text:p text:style-name="P33">Bienvenido a un viaje diferente a cualquier otro. Estás a punto de embarcarte en una exploración que entrelaza los reinos de la programación, los videojuegos y la teoría educativa, cobrando vida a través del innovador concepto de Spherepop. Pero podrías preguntarte, ¿por qué deberías invertir tu tiempo en este libro? Aquí tienes razones convincentes:</text:p>
      <text:list xml:id="list4103428603" text:style-name="L3">
        <text:list-item>
          <text:p text:style-name="P35"><text:span text:style-name="Strong_20_Emphasis"><text:span text:style-name="T3">Innovación en Programación:</text:span></text:span> Spherepop no es solo un lenguaje de programación; es una reimaginación radical de cómo interactuamos con el código. Este libro te introducirá a un mundo 3D donde la programación trasciende los confines tradicionales basados en texto, ofreciendo una perspectiva fresca y atractiva.</text:p>
        </text:list-item>
        <text:list-item>
          <text:p text:style-name="P34"><text:span text:style-name="Strong_20_Emphasis"><text:span text:style-name="T3">Visualizando la Complejidad:</text:span></text:span> Los Árboles de Sintaxis Abstracta (AST) y la semántica de programación pueden ser desalentadores. Este libro desmitifica estos conceptos visualizándolos en un entorno 3D, haciendo ideas complejas accesibles y comprensibles.</text:p>
        </text:list-item>
        <text:list-item>
          <text:p text:style-name="P34"><text:span text:style-name="Strong_20_Emphasis"><text:span text:style-name="T3">Aprendizaje Innovador:</text:span></text:span> Ya seas un programador experimentado o un novato curioso, este libro ofrece una nueva forma de aprender sobre la codificación y los conceptos de ciencias de la computación. La naturaleza interactiva de Spherepop hace que el aprendizaje sea tanto atractivo como efectivo.</text:p>
        </text:list-item>
        <text:list-item>
          <text:p text:style-name="P34"><text:soft-page-break/><text:span text:style-name="Strong_20_Emphasis"><text:span text:style-name="T3">Los Videojuegos se Encuentran con la Codificación:</text:span></text:span> Descubre cómo Spherepop combina la emoción de los videojuegos con el desafío intelectual de la programación. El libro profundiza en la mecánica de Haplopraxis, un juego que utiliza los principios de Spherepop, ilustrando cómo el aprendizaje puede ser divertido e inmersivo.</text:p>
        </text:list-item>
        <text:list-item>
          <text:p text:style-name="P34"><text:span text:style-name="Strong_20_Emphasis"><text:span text:style-name="T3">Pensando Más Allá de la Pantalla:</text:span></text:span> Este libro te desafía a pensar fuera del paradigma convencional de programación basada en pantalla. Te invita a considerar cómo las futuras tecnologías podrían transformar aún más nuestro enfoque de la codificación y la resolución de problemas.</text:p>
        </text:list-item>
        <text:list-item>
          <text:p text:style-name="P34"><text:span text:style-name="Strong_20_Emphasis"><text:span text:style-name="T3">Una Mirada al Futuro:</text:span></text:span> A medida que la tecnología evoluciona rápidamente, también lo hace el panorama de los lenguajes de programación y las herramientas educativas. Este libro te ofrece una visión de las posibles tendencias y innovaciones futuras en estos campos.</text:p>
        </text:list-item>
        <text:list-item>
          <text:p text:style-name="P34"><text:span text:style-name="Strong_20_Emphasis"><text:span text:style-name="T3">Inspiración para Educadores y Desarrolladores:</text:span></text:span> Si eres un educador o un desarrollador de software, este libro proporciona ideas y metodologías innovadoras que pueden inspirar nuevas formas de enseñar, aprender y crear software.</text:p>
        </text:list-item>
        <text:list-item>
          <text:p text:style-name="P34"><text:span text:style-name="Strong_20_Emphasis"><text:span text:style-name="T3">Narrativa Atractiva y Aplicaciones en el Mundo Real:</text:span></text:span> Más allá del conocimiento teórico, este libro cuenta una historia cautivadora sobre Spherepop y Haplopraxis, vinculando aplicaciones y implicaciones de estos conceptos en el mundo real.</text:p>
        </text:list-item>
        <text:list-item>
          <text:p text:style-name="P34"><text:span text:style-name="Strong_20_Emphasis"><text:span text:style-name="T3">Elementos Interactivos:</text:span></text:span> Con ejemplos interactivos y ejercicios que provocan reflexión, este libro no es solo una lectura pasiva sino una experiencia activa. Te invita a interactuar con el contenido de manera significativa.</text:p>
        </text:list-item>
        <text:list-item>
          <text:p text:style-name="P34"><text:span text:style-name="Strong_20_Emphasis"><text:span text:style-name="T3">Para la Mente Curiosa:</text:span></text:span> Si tienes una curiosidad insaciable sobre las nuevas tecnologías, los lenguajes de programación y las herramientas <text:soft-page-break/>educativas innovadoras, este libro es un tesoro que promete satisfacer tu curiosidad intelectual.</text:p>
        </text:list-item>
      </text:list>
      <text:p text:style-name="P33">En resumen, este libro es más que solo una exploración de un lenguaje de programación novedoso. Es una invitación a reimaginar las posibilidades de la programación y la educación. Es una guía para entender conceptos complejos a través de un lente innovador. Es tu puerta de entrada a un nuevo mundo de aprendizaje interactivo y pensamiento. Entonces, ¿por qué leer este libro? Porque no se trata solo de comprender Spherepop; se trata de expandir tus horizontes en el mundo en constante evolución de la tecnología y la educación.</text:p>
      <text:h text:style-name="P1" text:outline-level="1">Chapter Zero: Why Read This Book?</text:h>
      <text:p text:style-name="P33">Welcome to a journey unlike any other. You are about to embark on an exploration that intertwines the realms of programming, gaming, and educational theory, brought to life through the innovative concept of Spherepop. But why, you might ask, should you invest your time in this book? Here are compelling reasons:</text:p>
      <text:list xml:id="list1871844084" text:style-name="L5">
        <text:list-item>
          <text:p text:style-name="P37"><text:span text:style-name="Strong_20_Emphasis"><text:span text:style-name="T3">Breaking New Ground in Programming:</text:span></text:span> Spherepop isn't just a programming language; it's a radical reimagining of how we interact with code. This book will introduce you to a 3D world where programming transcends traditional text-based confines, offering a fresh and engaging perspective.</text:p>
        </text:list-item>
        <text:list-item>
          <text:p text:style-name="P37"><text:span text:style-name="Strong_20_Emphasis"><text:span text:style-name="T3">Visualizing Complexity:</text:span></text:span> Abstract Syntax Trees (ASTs) and programming semantics can be daunting. This book demystifies these concepts by visualizing them in a 3D environment, making complex ideas accessible and understandable.</text:p>
        </text:list-item>
        <text:list-item>
          <text:p text:style-name="P37"><text:span text:style-name="Strong_20_Emphasis"><text:span text:style-name="T3">Innovative Learning:</text:span></text:span> Whether you're a seasoned programmer or a curious novice, this book offers a new way to learn about coding and <text:soft-page-break/>computer science concepts. Spherepop's interactive nature makes learning both engaging and effective.</text:p>
        </text:list-item>
        <text:list-item>
          <text:p text:style-name="P37"><text:span text:style-name="Strong_20_Emphasis"><text:span text:style-name="T3">Gaming Meets Coding:</text:span></text:span> Discover how Spherepop blends the excitement of gaming with the intellectual challenge of programming. The book delves into the mechanics of Haplopraxis, a game that uses Spherepop’s principles, illustrating how learning can be fun and immersive.</text:p>
        </text:list-item>
        <text:list-item>
          <text:p text:style-name="P37"><text:span text:style-name="Strong_20_Emphasis"><text:span text:style-name="T3">Thinking Beyond the Screen:</text:span></text:span> This book challenges you to think outside the conventional screen-based programming paradigm. It invites you to consider how future technologies might further transform our approach to coding and problem-solving.</text:p>
        </text:list-item>
        <text:list-item>
          <text:p text:style-name="P37"><text:span text:style-name="Strong_20_Emphasis"><text:span text:style-name="T3">A Glimpse into the Future:</text:span></text:span> As technology rapidly evolves, so does the landscape of programming languages and educational tools. This book gives you a glimpse into potential future trends and innovations in these fields.</text:p>
        </text:list-item>
        <text:list-item>
          <text:p text:style-name="P37"><text:span text:style-name="Strong_20_Emphasis"><text:span text:style-name="T3">Inspiration for Educators and Developers:</text:span></text:span> If you're an educator or a software developer, this book provides innovative ideas and methodologies that can inspire new ways of teaching, learning, and creating software.</text:p>
        </text:list-item>
        <text:list-item>
          <text:p text:style-name="P37"><text:span text:style-name="Strong_20_Emphasis"><text:span text:style-name="T3">Engaging Narrative and Real-world Applications:</text:span></text:span> Beyond theoretical knowledge, this book tells a captivating story of Spherepop and Haplopraxis, tying in real-world applications and implications of these concepts.</text:p>
        </text:list-item>
        <text:list-item>
          <text:p text:style-name="P37"><text:span text:style-name="Strong_20_Emphasis"><text:span text:style-name="T3">Interactive Elements:</text:span></text:span> With interactive examples and thought-provoking exercises, this book isn't just a passive read but an active experience. It invites you to engage with the content in a meaningful way.</text:p>
        </text:list-item>
        <text:list-item>
          <text:p text:style-name="P37"><text:soft-page-break/><text:span text:style-name="Strong_20_Emphasis"><text:span text:style-name="T3">For the Curious Mind:</text:span></text:span> If you have an insatiable curiosity about new technologies, programming languages, and innovative educational tools, this book is a treasure trove that promises to satisfy your intellectual curiosity.</text:p>
        </text:list-item>
      </text:list>
      <text:p text:style-name="P33">In short, this book is more than just an exploration of a novel programming language. It's an invitation to reimagine the possibilities of programming and education. It's a guide to understanding complex concepts through an innovative lens. It's your gateway to a new world of interactive learning and thinking. So, why read this book? Because it's not just about understanding Spherepop; it's about expanding your horizons in the ever-evolving world of technology and education.</text:p>
      <text:p text:style-name="P15"/>
      <text:p text:style-name="P15"/>
      <text:p text:style-name="P15"/>
      <text:h text:style-name="P1" text:outline-level="1">Capítulo Uno: Introducción</text:h>
      <text:p text:style-name="P33">En el panorama siempre en evolución de la informática, la búsqueda de lenguajes de programación más intuitivos y atractivos ha llevado a algunas innovaciones notables. Entre estas, el concepto de Spherepop destaca como un enfoque sorprendentemente novedoso. Spherepop no es un lenguaje de programación típico; es una incursión en un mundo hipotético en 3D donde programar es sinónimo de cultivar e interactuar con burbujas. Este concepto imaginativo empuja los límites de cómo percibimos los lenguajes de programación y su interacción con los árboles de sintaxis abstracta (AST), un concepto central en la informática.</text:p>
      <text:p text:style-name="P33">El propósito de esta exploración no es solo la curiosidad académica. Spherepop, como concepto, desafía y amplía nuestra comprensión de los lenguajes de programación. Ofrece una nueva perspectiva sobre cómo las ideas abstractas en la informática pueden visualizarse e interactuarse de una manera más tangible y atractiva. Este capítulo prepara el escenario para una <text:soft-page-break/>inmersión más profunda en Spherepop, sus bases en la informática y sus posibles implicaciones para el futuro de la programación y la educación.</text:p>
      <text:p text:style-name="P33">Comenzamos sentando las bases con una discusión sobre el papel de los AST en la programación. Comprender los AST es crucial ya que forman la columna vertebral del enfoque único de Spherepop para la representación del código. A continuación, profundizamos en la semántica de los lenguajes de programación, proporcionando el contexto necesario para apreciar la innovación que Spherepop aporta a la mesa.</text:p>
      <text:p text:style-name="P33">Al embarcarnos en este viaje, es importante tener en cuenta que Spherepop es más que un lenguaje de programación novedoso. Es una puerta de entrada para reimaginar cómo interactuamos con el código, convirtiendo la programación en una experiencia inmersiva. A través de Spherepop, exploramos cómo la programación puede trascender las interfaces tradicionales basadas en texto, abriendo nuevas vías para la creatividad, el aprendizaje y el compromiso en la informática.</text:p>
      <text:p text:style-name="P33">Este capítulo es el primer paso para explorar el fascinante mundo de Spherepop, estableciendo la base para una comprensión más profunda de su estructura, mecánica y potencial impacto. A medida que avancemos, descubriremos cómo Spherepop no solo representa un cambio significativo en el diseño de lenguajes de programación, sino que también ofrece reflexiones perspicaces sobre la naturaleza de la informática, el aprendizaje y la interacción entre humanos y tecnología en el ámbito de la informática.</text:p>
      <text:p text:style-name="P15"/>
      <text:h text:style-name="P2" text:outline-level="1">Preparándose para una Inmersión Profunda<text:line-break/></text:h>
      <text:p text:style-name="P38"><text:span text:style-name="T1">Antes de aventurarnos más en el intrincado mundo de Spherepop y su vívido entorno de programación 3D, una palabra de advertencia: el próximo capítulo, aunque fundamental y crucial para una comprensión integral, puede no ser tan emocionante como el viaje en el que nos hemos embarcado hasta </text:span><text:soft-page-break/><text:span text:style-name="T1">ahora.<text:line-break/></text:span><text:line-break/>El Capítulo Dos profundizará en los fundamentos teóricos y detalles técnicos que forman la columna vertebral de Spherepop. Esto incluye un examen exhaustivo de los árboles de sintaxis abstracta (AST) y la semántica de los lenguajes de programación, temas esenciales para comprender completamente el enfoque innovador de Spherepop. Aunque estos temas son vitales en el ámbito de la informática, pueden ser densos y, para algunos, parecer un poco secos en comparación con la naturaleza dinámica e interactiva del propio Spherepop.</text:p>
      <text:p text:style-name="P33">Este capítulo es como el trabajo preparatorio que sienta las bases para un edificio; no es la parte más emocionante del proceso de construcción, pero es absolutamente necesario para asegurar la estabilidad y funcionalidad. Así que, mientras navegamos por los aspectos más teóricos de los lenguajes de programación y sus estructuras, recuerda que este trabajo de base es lo que hace posible los aspectos emocionantes de Spherepop.</text:p>
      <text:p text:style-name="P33">Acompáñanos a través de estos detalles esenciales pero quizás menos emocionantes. Las percepciones ganadas aquí enriquecerán tu comprensión y apreciación de los aspectos más dinámicos de Spherepop que exploraremos en capítulos posteriores. Piensa en esto como la recopilación de las herramientas y conocimientos necesarios para disfrutar y participar plenamente en el mundo innovador e interactivo de Spherepop.</text:p>
      <text:p text:style-name="P31"/>
      <text:h text:style-name="P2" text:outline-level="1"><text:span text:style-name="T5">Aburrido y repetitivo</text:span></text:h>
      <text:p text:style-name="P31"/>
      <text:p text:style-name="P36">Antes de aventurarnos más en el intrincado mundo de Spherepop y su vívido entorno de programación en 3D, una advertencia: el próximo capítulo, aunque fundamental y crucial para una comprensión integral, puede no ser tan emocionante como el viaje en el que hemos embarcado hasta ahora.</text:p>
      <text:p text:style-name="P33"><text:soft-page-break/>El Capítulo Dos profundizará en los fundamentos teóricos y detalles técnicos que forman la columna vertebral de Spherepop. Esto incluye un examen exhaustivo de los árboles de sintaxis abstracta (ASTs) y la semántica de los lenguajes de programación, temas esenciales para comprender completamente el enfoque innovador de Spherepop. Aunque estos temas son vitales en el ámbito de la informática, pueden ser densos y, para algunos, pueden parecer un poco secos en comparación con la naturaleza dinámica e interactiva del propio Spherepop.</text:p>
      <text:p text:style-name="P33">Este capítulo es como el trabajo preparatorio que sienta las bases para un edificio: no es la parte más emocionante del proceso de construcción, pero es absolutamente necesario para garantizar la estabilidad y funcionalidad. Así que, mientras navegamos por los aspectos más teóricos de los lenguajes de programación y sus estructuras, recuerde que este trabajo de base es lo que hace posible los aspectos emocionantes de Spherepop.</text:p>
      <text:p text:style-name="P33">Acompáñenos a través de estos detalles esenciales pero quizás menos emocionantes. Las perspectivas obtenidas aquí enriquecerán su comprensión y aprecio por los aspectos más dinámicos de Spherepop que exploraremos en los capítulos siguientes. Piense en esto como en reunir las herramientas y el conocimiento necesarios para disfrutar y participar plenamente en el mundo innovador e interactivo de Spherepop.</text:p>
      <text:p text:style-name="P33"><text:span text:style-name="Strong_20_Emphasis"><text:span text:style-name="T3">Nota sobre el Orden de Lectura:</text:span></text:span> Aunque los capítulos de este libro pueden técnicamente leerse en desorden, no se recomienda. Cada capítulo se basa en el conocimiento y los conceptos introducidos en los anteriores, creando una narrativa cohesiva y completa. Saltar adelante podría resultar en perder información fundamental clave, la cual es crucial para una comprensión completa del enfoque innovador de Spherepop. Sin embargo, para aquellos que prefieren una exploración no lineal, siéntase libre de navegar los capítulos como desee, teniendo en cuenta que algunas referencias y conceptos pueden ser más claros cuando se leen en secuencia.</text:p>
      <text:h text:style-name="P1" text:outline-level="1"><text:soft-page-break/>Chapter One: Introduction</text:h>
      <text:p text:style-name="P33">In the ever-evolving landscape of computer science, the quest for more intuitive and engaging programming languages has led to some remarkable innovations. Among these, the concept of Spherepop stands out as a strikingly novel approach. Spherepop is not your typical programming language; it's a foray into a hypothetical 3D world where programming is synonymous with growing and interacting with bubbles. This imaginative concept pushes the boundaries of how we perceive programming languages and their interaction with abstract syntax trees (ASTs), a core concept in computer science.</text:p>
      <text:p text:style-name="P33">The purpose of this exploration is not just academic curiosity. Spherepop, as a concept, challenges and extends our understanding of programming languages. It offers a fresh perspective on how abstract ideas in computer science can be visualized and interacted with in a more tangible and engaging manner. This chapter sets the stage for a deeper dive into Spherepop, its underpinnings in computer science, and its potential implications for the future of programming and education.</text:p>
      <text:p text:style-name="P33">We begin by laying the groundwork with a discussion on the role of ASTs in programming. Understanding ASTs is crucial as they form the backbone of Spherepop's unique approach to code representation. Next, we delve into the semantics of programming languages, providing the necessary context to appreciate the innovation that Spherepop brings to the table.</text:p>
      <text:p text:style-name="P33">As we embark on this journey, it's important to keep in mind that Spherepop is more than just a novel programming language. It's a gateway to reimagining how we interact with code, making programming an immersive experience. Through Spherepop, we explore how programming can transcend traditional text-based interfaces, opening up new avenues for creativity, learning, and engagement in computer science.</text:p>
      <text:p text:style-name="P33">This chapter is the first step in exploring the fascinating world of Spherepop, setting the foundation for a deeper understanding of its structure, mechanics, <text:soft-page-break/>and potential impact. As we progress, we will uncover how Spherepop not only represents a significant shift in programming language design but also offers insightful reflections on the nature of computing, learning, and the interaction between humans and technology in the realm of computer science.</text:p>
      <text:p text:style-name="P29"/>
      <text:h text:style-name="P1" text:outline-level="1">Preparing for a Deep Dive</text:h>
      <text:p text:style-name="P29"/>
      <text:p text:style-name="P33">Before we venture further into the intricate world of Spherepop and its vivid 3D programming environment, a word of caution: the next chapter, while foundational and crucial for a comprehensive understanding, may not be as exhilarating as the journey we've embarked on so far.</text:p>
      <text:p text:style-name="P33">Chapter Two will delve into the theoretical underpinnings and technical details that form the backbone of Spherepop. This includes a thorough examination of abstract syntax trees (ASTs) and programming language semantics—topics that are essential for grasping the full scope of Spherepop's innovative approach. While these subjects are vital in the realm of computer science, they can be dense and, to some, may seem a bit dry compared to the dynamic and interactive nature of Spherepop itself.</text:p>
      <text:p text:style-name="P33">This chapter is much like the preparatory work that lays the foundation for a building—it's not the most exciting part of the construction process, but it's absolutely necessary to ensure stability and functionality. So, as we navigate the more theoretical aspects of programming languages and their structures, remember that this groundwork is what makes the exciting aspects of Spherepop possible.</text:p>
      <text:p text:style-name="P33">Bear with us through these essential but perhaps less thrilling details. The insights gained here will enrich your understanding and appreciation of the more dynamic aspects of Spherepop that we will explore in subsequent <text:soft-page-break/>chapters. Think of this as gathering the tools and knowledge needed to fully enjoy and engage with the innovative and interactive world of Spherepop.</text:p>
      <text:h text:style-name="P3" text:outline-level="1">Boring and Repetitive</text:h>
      <text:p text:style-name="P38"><text:line-break/>Before we venture further into the intricate world of Spherepop and its vivid 3D programming environment, a word of caution: the next chapter, while foundational and crucial for a comprehensive understanding, may not be as exhilarating as the journey we've embarked on so far.</text:p>
      <text:p text:style-name="P33">Chapter Two will delve into the theoretical underpinnings and technical details that form the backbone of Spherepop. This includes a thorough examination of abstract syntax trees (ASTs) and programming language semantics—topics that are essential for grasping the full scope of Spherepop's innovative approach. While these subjects are vital in the realm of computer science, they can be dense and, to some, may seem a bit dry compared to the dynamic and interactive nature of Spherepop itself.</text:p>
      <text:p text:style-name="P33">This chapter is much like the preparatory work that lays the foundation for a building—it's not the most exciting part of the construction process, but it's absolutely necessary to ensure stability and functionality. So, as we navigate the more theoretical aspects of programming languages and their structures, remember that this groundwork is what makes the exciting aspects of Spherepop possible.</text:p>
      <text:p text:style-name="P33">Bear with us through these essential but perhaps less thrilling details. The insights gained here will enrich your understanding and appreciation of the more dynamic aspects of Spherepop that we will explore in subsequent chapters. Think of this as gathering the tools and knowledge needed to fully enjoy and engage with the innovative and interactive world of Spherepop.</text:p>
      <text:p text:style-name="P33"><text:span text:style-name="Strong_20_Emphasis"><text:span text:style-name="T3">Note on Reading Order:</text:span></text:span> While the chapters of this book can technically be read out of order, it is not recommended. Each chapter builds upon the <text:soft-page-break/>knowledge and concepts introduced in the previous ones, creating a cohesive and comprehensive narrative. Skipping ahead might result in missing key foundational information, which is crucial for a full understanding of Spherepop's innovative approach. However, for those who prefer a non-linear exploration, feel free to navigate the chapters as you wish, keeping in mind that some references and concepts may be clearer when read in sequence.</text:p>
      <text:p text:style-name="P15"/>
      <text:p text:style-name="P15"/>
      <text:p text:style-name="P15"/>
      <text:h text:style-name="Heading_20_1" text:outline-level="1"><text:line-break/>Capítulo Dos: Entendiendo los Árboles de Sintaxis Abstracta (AST)</text:h>
      <text:p text:style-name="Horizontal_20_Line"/>
      <text:h text:style-name="P5" text:outline-level="3">2.1 Entendiendo los Árboles de Sintaxis Abstracta (AST)</text:h>
      <text:p text:style-name="P33">Los <text:span text:style-name="Strong_20_Emphasis"><text:span text:style-name="T3">Árboles de Sintaxis Abstracta (ASTs)</text:span></text:span> son fundamentales en el mundo de los lenguajes de programación y los compiladores. En esencia, los ASTs representan la estructura jerárquica del código fuente de una manera que resalta las reglas sintácticas del lenguaje, omitiendo elementos innecesarios como la puntuación. Esta abstracción hace de los ASTs una herramienta crucial para entender y manipular el código en varias fases del desarrollo de software, especialmente en la compilación.</text:p>
      <text:h text:style-name="P10" text:outline-level="4">La Esencia de los ASTs</text:h>
      <text:p text:style-name="P33">Para comprender completamente el concepto de un AST, imagina una simple expresión aritmética como <text:span text:style-name="Source_20_Text"><text:span text:style-name="T3">3 + (4 * 5)</text:span></text:span>. En una vista tradicional, esto es solo una serie de símbolos. Sin embargo, un AST revela la estructura subyacente: un árbol donde cada nodo representa una operación (<text:span text:style-name="Source_20_Text"><text:span text:style-name="T3">+</text:span></text:span>, <text:span text:style-name="Source_20_Text"><text:span text:style-name="T3">*</text:span></text:span>) o un <text:soft-page-break/>operando (<text:span text:style-name="Source_20_Text"><text:span text:style-name="T3">3</text:span></text:span>, <text:span text:style-name="Source_20_Text"><text:span text:style-name="T3">4</text:span></text:span>, <text:span text:style-name="Source_20_Text"><text:span text:style-name="T3">5</text:span></text:span>). El árbol muestra cómo estos elementos se combinan para formar la expresión.</text:p>
      <text:h text:style-name="P10" text:outline-level="4">¿Por Qué Usar ASTs?</text:h>
      <text:p text:style-name="P33">Los ASTs son más que un constructo teórico. Son herramientas prácticas utilizadas en muchos aspectos de la ingeniería de software:</text:p>
      <text:list xml:id="list4239922780" text:style-name="L8">
        <text:list-item>
          <text:p text:style-name="P43"><text:span text:style-name="Strong_20_Emphasis"><text:span text:style-name="T3">Diseño de Compiladores:</text:span></text:span> Los ASTs forman la columna vertebral de la comprensión de un compilador del código. Después de analizar el código fuente, los compiladores a menudo lo convierten en un AST para facilitar el análisis y la transformación posteriores.</text:p>
        </text:list-item>
        <text:list-item>
          <text:p text:style-name="P43"><text:span text:style-name="Strong_20_Emphasis"><text:span text:style-name="T3">Análisis de Código Estático:</text:span></text:span> Las herramientas que verifican la calidad del código o buscan errores a menudo utilizan ASTs para entender las sutilezas del código sin perderse en la sintaxis.</text:p>
        </text:list-item>
        <text:list-item>
          <text:p text:style-name="P44"><text:span text:style-name="Strong_20_Emphasis"><text:span text:style-name="T3">Transformación y Optimización de Código:</text:span></text:span> Los ASTs permiten a los desarrolladores manipular el código a un nivel alto, lo que permite optimizaciones y transformaciones que serían engorrosas a nivel del código fuente.</text:p>
        </text:list-item>
      </text:list>
      <text:h text:style-name="P5" text:outline-level="3">2.2 Semántica en Lenguajes de Programación</text:h>
      <text:p text:style-name="P33">Mientras que los ASTs representan la estructura del código, entender su semántica — el significado detrás de la estructura — es igualmente crucial.</text:p>
      <text:h text:style-name="P10" text:outline-level="4">Semántica en Lenguajes de Programación</text:h>
      <text:p text:style-name="P33">La semántica en los lenguajes de programación se refiere al significado de varios constructos dentro de un lenguaje. Por ejemplo, considera una estructura de bucle como <text:span text:style-name="Source_20_Text"><text:span text:style-name="T3">for(i = 0; i &lt; 10; i++) { ... }</text:span></text:span>. La semántica de este bucle dicta cuántas veces se ejecuta el bucle y bajo qué condiciones termina.</text:p>
      <text:h text:style-name="P10" text:outline-level="4">El Papel de la Semántica</text:h>
      <text:p text:style-name="P33">Entender la semántica es clave para:</text:p>
      <text:list xml:id="list2939585892" text:style-name="L9">
        <text:list-item>
          <text:p text:style-name="P45"><text:soft-page-break/><text:span text:style-name="Strong_20_Emphasis"><text:span text:style-name="T3">Escribir Programas Correctos:</text:span></text:span> Saber qué se supone que hace cada parte del código asegura que el programa se comporte como se espera.</text:p>
        </text:list-item>
        <text:list-item>
          <text:p text:style-name="P45"><text:span text:style-name="Strong_20_Emphasis"><text:span text:style-name="T3">Diseño de Lenguajes:</text:span></text:span> Para aquellos que crean o modifican lenguajes de programación, una definición clara de la semántica es esencial para asegurar que el lenguaje sea consistente y significativo.</text:p>
        </text:list-item>
        <text:list-item>
          <text:p text:style-name="P46"><text:span text:style-name="Strong_20_Emphasis"><text:span text:style-name="T3">Construcción de Compiladores:</text:span></text:span> Los compiladores no solo necesitan entender la estructura del código (a través de ASTs) sino también lo que se pretende lograr con esa estructura. Este entendimiento es crucial para tareas como la optimización y la verificación de errores.</text:p>
        </text:list-item>
      </text:list>
      <text:p text:style-name="Horizontal_20_Line"/>
      <text:p text:style-name="P33">En conclusión, los ASTs y la semántica de los lenguajes de programación son conceptos entrelazados que juegan un papel crítico en la forma en que creamos, entendemos y manipulamos el software. Proporcionan el marco dentro del cual los lenguajes de programación están estructurados y entendidos, sentando las bases para conceptos más complejos como el entorno de programación 3D de Spherepop, que exploraremos en el próximo capítulo.</text:p>
      <text:p text:style-name="Text_20_body"/>
      <text:h text:style-name="Heading_20_1" text:outline-level="1">Chapter Two: Understanding Abstract Syntax Trees (AST)</text:h>
      <text:p text:style-name="Horizontal_20_Line"/>
      <text:h text:style-name="P5" text:outline-level="3">2.1 Understanding Abstract Syntax Trees (AST)</text:h>
      <text:p text:style-name="P33"><text:span text:style-name="Strong_20_Emphasis"><text:span text:style-name="T3">Abstract Syntax Trees (ASTs)</text:span></text:span> are fundamental in the world of programming languages and compilers. At their core, ASTs represent the hierarchical structure of source code in a way that highlights the syntactical rules of the language, omitting unnecessary elements like punctuation. This abstraction makes ASTs a crucial tool for understanding and manipulating code in various phases of software development, particularly in compilation.</text:p>
      <text:h text:style-name="P10" text:outline-level="4"><text:soft-page-break/>The Essence of ASTs</text:h>
      <text:p text:style-name="P33">To fully grasp the concept of an AST, imagine a simple arithmetic expression like <text:span text:style-name="Source_20_Text"><text:span text:style-name="T3">3 + (4 * 5)</text:span></text:span>. In a traditional view, this is just a series of symbols. However, an AST reveals the underlying structure: a tree where each node represents an operation (<text:span text:style-name="Source_20_Text"><text:span text:style-name="T3">+</text:span></text:span>, <text:span text:style-name="Source_20_Text"><text:span text:style-name="T3">*</text:span></text:span>) or operand (<text:span text:style-name="Source_20_Text"><text:span text:style-name="T3">3</text:span></text:span>, <text:span text:style-name="Source_20_Text"><text:span text:style-name="T3">4</text:span></text:span>, <text:span text:style-name="Source_20_Text"><text:span text:style-name="T3">5</text:span></text:span>). The tree shows how these elements combine to form the expression.</text:p>
      <text:h text:style-name="P10" text:outline-level="4">Why Use ASTs?</text:h>
      <text:p text:style-name="P33">ASTs are more than just a theoretical construct. They are practical tools used in many aspects of software engineering:</text:p>
      <text:list xml:id="list1749325465" text:style-name="L6">
        <text:list-item>
          <text:p text:style-name="P39"><text:span text:style-name="Strong_20_Emphasis"><text:span text:style-name="T3">Compiler Design:</text:span></text:span> ASTs form the backbone of a compiler’s understanding of code. After parsing source code, compilers often convert it into an AST to facilitate further analysis and transformation.</text:p>
        </text:list-item>
        <text:list-item>
          <text:p text:style-name="P39"><text:span text:style-name="Strong_20_Emphasis"><text:span text:style-name="T3">Static Code Analysis:</text:span></text:span> Tools that check code quality or search for bugs often use ASTs to understand the nuances of the code without getting bogged down by syntax.</text:p>
        </text:list-item>
        <text:list-item>
          <text:p text:style-name="P40"><text:span text:style-name="Strong_20_Emphasis"><text:span text:style-name="T3">Code Transformation and Optimization:</text:span></text:span> ASTs allow developers to manipulate code at a high level, enabling optimizations and transformations that would be cumbersome at the source code level.</text:p>
        </text:list-item>
      </text:list>
      <text:h text:style-name="P5" text:outline-level="3">2.2 Programming Language Semantics</text:h>
      <text:p text:style-name="P33">While ASTs represent the structure of code, understanding their semantics — the meaning behind the structure — is equally crucial.</text:p>
      <text:h text:style-name="P10" text:outline-level="4">Semantics in Programming Languages</text:h>
      <text:p text:style-name="P33">Semantics in programming languages refer to the meaning of various constructs within a language. For example, consider a loop construct like <text:span text:style-name="Source_20_Text"><text:span text:style-name="T3">for(i = 0; i &lt; 10; i++) { ... }</text:span></text:span>. The semantics of this loop dictate how many times the loop executes and under what conditions it terminates.</text:p>
      <text:h text:style-name="P10" text:outline-level="4"><text:soft-page-break/>The Role of Semantics</text:h>
      <text:p text:style-name="P33">Understanding semantics is key to:</text:p>
      <text:list xml:id="list3881936212" text:style-name="L7">
        <text:list-item>
          <text:p text:style-name="P41"><text:span text:style-name="Strong_20_Emphasis"><text:span text:style-name="T3">Writing Correct Programs:</text:span></text:span> Knowing what each part of the code is supposed to do ensures that the program behaves as expected.</text:p>
        </text:list-item>
        <text:list-item>
          <text:p text:style-name="P41"><text:span text:style-name="Strong_20_Emphasis"><text:span text:style-name="T3">Language Design:</text:span></text:span> For those creating or modifying programming languages, a clear definition of semantics is essential to ensure that the language is consistent and meaningful.</text:p>
        </text:list-item>
        <text:list-item>
          <text:p text:style-name="P42"><text:span text:style-name="Strong_20_Emphasis"><text:span text:style-name="T3">Compiler Construction:</text:span></text:span> Compilers not only need to understand the structure of code (via ASTs) but also what that structure is meant to achieve. This understanding is crucial for tasks like optimization and error checking.</text:p>
        </text:list-item>
      </text:list>
      <text:p text:style-name="Horizontal_20_Line"/>
      <text:p text:style-name="P33">In conclusion, ASTs and the semantics of programming languages are intertwined concepts that play a critical role in the way we create, understand, and manipulate software. They provide the framework within which programming languages are structured and understood, laying the groundwork for more complex concepts like Spherepop's 3D programming environment, which we will explore in the next chapter.</text:p>
      <text:p text:style-name="P18"><text:span text:style-name="T1"><text:line-break/></text:span></text:p>
      <text:p text:style-name="P18"/>
      <text:h text:style-name="P8" text:outline-level="3">Capítulo Tres: Discusión Principal</text:h>
      <text:h text:style-name="P10" text:outline-level="4">3.1 Spherepop: Un Lenguaje de Programación en 3D</text:h>
      <text:p text:style-name="P33">Spherepop, un término que al principio puede sonar caprichoso, es en realidad un concepto revolucionario en el mundo de los lenguajes de programación. A diferencia de los lenguajes de programación convencionales que se basan en la codificación basada en texto, Spherepop introduce un enfoque inmersivo y tridimensional para escribir y entender el código. En Spherepop, el programador 'cultiva' burbujas en un espacio virtual, donde cada burbuja representa un nodo en un árbol de sintaxis abstracta (AST). <text:soft-page-break/>Este enfoque innovador no solo hace que la codificación sea más intuitiva, sino también visualmente atractiva.</text:p>
      <text:p text:style-name="P33">La filosofía de diseño detrás de Spherepop se centra en la idea de representar espacialmente las estructuras de código. Tradicionalmente, los AST son un componente crítico para comprender la estructura sintáctica del código, pero a menudo se representan de una manera que no es fácilmente comprensible para los principiantes. Spherepop toma este concepto y lo convierte en una experiencia tangible e interactiva. Al cultivar burbujas para representar diferentes nodos y subárboles, los programadores pueden navegar físicamente a través de las capas de su código, obteniendo una perspectiva única de cómo cada parte interactúa y se conecta para formar un programa completo.</text:p>
      <text:h text:style-name="P10" text:outline-level="4">3.2 Análisis Detallado de Spherepop</text:h>
      <text:p text:style-name="P33">Para profundizar más en la mecánica de Spherepop, consideremos su funcionalidad principal. El lenguaje utiliza metáforas espaciales para representar construcciones de programación. Por ejemplo, un bucle podría representarse como una serie de burbujas interconectadas, donde cada burbuja representa una iteración. Las declaraciones condicionales, como los bloques if-else, se visualizan como caminos divergentes, donde cada camino representa un posible flujo de ejecución.</text:p>
      <text:p text:style-name="P33">Una de las características más llamativas de Spherepop es cómo maneja las llamadas y evaluaciones de funciones. En un lenguaje basado en texto tradicional, las funciones son conceptos abstractos. En Spherepop, sin embargo, una llamada a una función es similar a alcanzar un grupo de burbujas, encontrar el núcleo o 'burbuja más interna' y luego desencadenar una serie de estallidos que se propagan hacia afuera, ejecutando la lógica de la función.</text:p>
      <text:p text:style-name="P33">Este enfoque visual e interactivo hace más que simplificar la comprensión de estructuras de código complejas. También permite un proceso de depuración y optimización más intuitivo. Al observar los patrones de crecimiento y <text:soft-page-break/>estallido en las burbujas, los programadores pueden identificar ineficiencias y cuellos de botella en su código, casi como si estuvieran cuidando un jardín, podándolo y remodelándolo para una mejor salud y productividad.</text:p>
      <text:p text:style-name="P33">En resumen, el Capítulo Tres se adentra en el innovador reino de Spherepop, un lenguaje de programación en 3D que revoluciona la forma en que interactuamos con y comprendemos el código. Al transformar conceptos de programación abstractos en un espacio tridimensional tangible e interactivo, Spherepop no solo desmitifica estructuras de programación complejas, sino que también abre una nueva vía para prácticas de codificación creativas y eficientes.</text:p>
      <text:p text:style-name="Horizontal_20_Line"/>
      <text:p text:style-name="P33">Este capítulo proporciona una exploración detallada de Spherepop como un lenguaje de programación conceptual en 3D, enfocándose en sus características únicas y las ventajas potenciales que ofrece en el paisaje de la programación.</text:p>
      <text:p text:style-name="P18"/>
      <text:p text:style-name="P18"><text:span text:style-name="T1"><text:line-break/></text:span><text:span text:style-name="T3">Chapter Three: Main Discussion</text:span></text:p>
      <text:h text:style-name="P11" text:outline-level="4">3.1 Spherepop: A 3D Programming Language</text:h>
      <text:p text:style-name="P47">Spherepop, a term that might sound whimsical at first, is actually a groundbreaking concept in the world of programming languages. Unlike conventional programming languages that rely on text-based coding, Spherepop introduces an immersive, three-dimensional approach to writing and understanding code. In Spherepop, the programmer ‘grows’ bubbles in a virtual space, with each bubble representing a node in an abstract syntax tree (AST). This innovative approach not only makes coding more intuitive but also visually engaging.</text:p>
      <text:p text:style-name="P47"><text:soft-page-break/>The design philosophy behind Spherepop is centered around the idea of spatially representing code structures. Traditionally, ASTs are a critical component in understanding the syntactic structure of code, but they are often represented in a way that is not easily comprehensible to beginners. Spherepop takes this concept and turns it into a tangible, interactive experience. By growing bubbles to represent different nodes and sub-trees, programmers can physically navigate through the layers of their code, gaining a unique perspective on how each part interacts and connects to form a complete program.</text:p>
      <text:h text:style-name="P11" text:outline-level="4">3.2 Detailed Analysis of Spherepop</text:h>
      <text:p text:style-name="P47">To delve deeper into the mechanics of Spherepop, let's consider its core functionality. The language uses spatial metaphors to represent programming constructs. For instance, a loop might be represented as a series of interconnected bubbles, each bubble representing an iteration. Conditional statements, like if-else blocks, are visualized as divergent paths, where each path represents a possible flow of execution.</text:p>
      <text:p text:style-name="P47">One of the most striking features of Spherepop is how it handles function calls and evaluations. In a traditional text-based language, functions are abstract concepts. In Spherepop, however, a function call is akin to reaching into a cluster of bubbles, finding the core or 'innermost bubble', and then triggering a series of pops that cascade outward, executing the function's logic.</text:p>
      <text:p text:style-name="P47">This visual and interactive approach does more than just simplify the understanding of complex code structures. It also allows for a more intuitive debugging and optimization process. By observing the patterns of growth and pop in the bubbles, programmers can identify inefficiencies and <text:soft-page-break/>bottlenecks in their code, almost as if they were tending to a garden, pruning and reshaping it for better health and productivity.</text:p>
      <text:p text:style-name="P47">In summary, Chapter Three delves into the innovative realm of Spherepop, a 3D programming language that revolutionizes the way we interact with and comprehend code. By transforming abstract programming concepts into a tangible, interactive three-dimensional space, Spherepop not only demystifies complex programming structures but also opens up a new avenue for creative and efficient coding practices.</text:p>
      <text:p text:style-name="Horizontal_20_Line"/>
      <text:p text:style-name="P47">This chapter provides a detailed exploration of Spherepop as a conceptual 3D programming language, focusing on its unique features and the potential advantages it offers in the programming landscape.</text:p>
      <text:p text:style-name="P48"/>
      <text:p text:style-name="P48"/>
      <text:p text:style-name="P48"/>
      <text:p text:style-name="P48">A very simplified explanations, along with some analogies and metaphors to help explain it.</text:p>
      <text:p text:style-name="P48"/>
      <text:h text:style-name="P6" text:outline-level="3">Chapter Three: Spherepop - A 3D Programming Language</text:h>
      <text:h text:style-name="P11" text:outline-level="4">3.1 What is Spherepop?</text:h>
      <text:p text:style-name="P47">Imagine if programming was like blowing bubbles in a park. Each bubble you blow is a part of your program. This is the essence of Spherepop, a unique and imaginative way of programming. In Spherepop, you create bubbles in a 3D space, and each bubble represents a piece of your code. It's like building a model out of bubbles, where each bubble has a special role in making the whole structure work.</text:p>
      <text:h text:style-name="P11" text:outline-level="4"><text:soft-page-break/>3.2 How Does Spherepop Work?</text:h>
      <text:p text:style-name="P47">Think of Spherepop like a tree made of bubbles. In a real tree, each branch and leaf has a specific place and purpose. Similarly, in Spherepop, each bubble is connected to others, forming a tree-like structure. This tree is your program.</text:p>
      <text:list xml:id="list3122596412" text:style-name="L10">
        <text:list-item>
          <text:p text:style-name="P51"><text:span text:style-name="Strong_20_Emphasis"><text:span text:style-name="T3">Creating Bubbles:</text:span></text:span><text:span text:style-name="T3"> Imagine you are a sculptor, but instead of using clay, you use bubbles to build your sculpture. Each bubble is a command in your program, like a step in a recipe.</text:span></text:p>
        </text:list-item>
        <text:list-item>
          <text:p text:style-name="P51"><text:span text:style-name="Strong_20_Emphasis"><text:span text:style-name="T3">Functions and Evaluations:</text:span></text:span><text:span text:style-name="T3"> Now, think of a bubble machine that creates lots of bubbles. In Spherepop, when you want to do a specific task, you go to the heart of this machine, pop a big bubble, and a series of smaller bubbles appear, performing the task, just like magic tricks where popping one thing leads to a cascade of surprises.</text:span></text:p>
        </text:list-item>
        <text:list-item>
          <text:p text:style-name="P52"><text:span text:style-name="Strong_20_Emphasis"><text:span text:style-name="T3">Interactive Nature:</text:span></text:span><text:span text:style-name="T3"> Imagine walking through a maze of bubbles, where each step and turn shows you something new about your bubble sculpture. This is what it's like to navigate a Spherepop program. You can walk around, see how things connect, and find out how your program works in a fun, visual way.</text:span></text:p>
        </text:list-item>
      </text:list>
      <text:h text:style-name="P11" text:outline-level="4">Conclusion</text:h>
      <text:p text:style-name="P47">Spherepop turns the idea of programming into a playful, visual experience, much like creating art with bubbles. It makes understanding and building programs more like a game, where you can see and interact with your code in a whole new way. It's a blend of creativity, logic, and fun, changing how we think about writing and understanding programs.</text:p>
      <text:p text:style-name="P17"><text:span text:style-name="T1"><text:line-break/><text:line-break/></text:span><text:span text:style-name="T3">It's also a way to explore selectionist evolutionary algorithms.</text:span></text:p>
      <text:p text:style-name="P19"><text:soft-page-break/>ChatGPT</text:p>
      <text:p text:style-name="P20">ChatGPT</text:p>
      <text:h text:style-name="P6" text:outline-level="3">Chapter Three: Spherepop - A 3D Programming Language</text:h>
      <text:h text:style-name="P11" text:outline-level="4">3.1 Spherepop: A New Way to Code</text:h>
      <text:p text:style-name="P47">Imagine if coding was like building a colorful bubble castle in a virtual world. In Spherepop, you create and connect bubbles in a 3D space, with each bubble representing a part of your code, similar to building blocks in a child's playset. This imaginative approach transforms programming from writing lines of text to a more interactive and visual experience, like creating a piece of art or a complex puzzle.</text:p>
      <text:h text:style-name="P11" text:outline-level="4">3.2 The Mechanics of Spherepop</text:h>
      <text:p text:style-name="P47">Spherepop can be compared to a living ecosystem of bubbles, where each bubble has its role, like different species in a forest. Here’s how it works:</text:p>
      <text:list xml:id="list2094972965" text:style-name="L11">
        <text:list-item>
          <text:p text:style-name="P53"><text:span text:style-name="Strong_20_Emphasis"><text:span text:style-name="T3">Creating Bubbles:</text:span></text:span><text:span text:style-name="T3"> Picture yourself in a garden, planting seeds that grow into bubbles. Each bubble is a command or a piece of logic in your program, akin to a plant in your garden serving a particular purpose.</text:span></text:p>
        </text:list-item>
        <text:list-item>
          <text:p text:style-name="P53"><text:span text:style-name="Strong_20_Emphasis"><text:span text:style-name="T3">Functions and Evaluations:</text:span></text:span><text:span text:style-name="T3"> Imagine a bubble wand where each wave creates a new layer of bubbles. In Spherepop, when you want to perform a task, you pop a key bubble, and it sets off a chain of actions, like dominoes falling in a line, each triggering the next.</text:span></text:p>
        </text:list-item>
        <text:list-item>
          <text:p text:style-name="P54"><text:span text:style-name="Strong_20_Emphasis"><text:span text:style-name="T3">Interactive and Evolutionary Nature:</text:span></text:span><text:span text:style-name="T3"> Walking through Spherepop’s bubble structures is like exploring a maze of mirrors, where each reflection gives you a new perspective. Here, you can see how your code flows and interacts, offering a hands-on experience in understanding and refining your program.</text:span></text:p>
        </text:list-item>
      </text:list>
      <text:h text:style-name="P11" text:outline-level="4"><text:soft-page-break/>3.3 Exploring Evolutionary Algorithms</text:h>
      <text:p text:style-name="P47">Spherepop is not just a fun and visual way to code; it's also a playground for experimenting with selectionist evolutionary algorithms. Imagine each bubble as a creature in an ecosystem, evolving and adapting over time.</text:p>
      <text:list xml:id="list269081578" text:style-name="L12">
        <text:list-item>
          <text:p text:style-name="P55"><text:span text:style-name="Strong_20_Emphasis"><text:span text:style-name="T3">Evolutionary Processes:</text:span></text:span><text:span text:style-name="T3"> Just like in nature, where creatures evolve to adapt, in Spherepop, bubbles can evolve based on how well they perform their tasks. It's like watching a garden where the best plants thrive and spread.</text:span></text:p>
        </text:list-item>
        <text:list-item>
          <text:p text:style-name="P55"><text:span text:style-name="Strong_20_Emphasis"><text:span text:style-name="T3">Selection and Adaptation:</text:span></text:span><text:span text:style-name="T3"> The process of popping bubbles in Spherepop is akin to natural selection. The most efficient and effective bubbles – or code solutions – get to stay and evolve, while the less efficient ones get popped, or weeded out.</text:span></text:p>
        </text:list-item>
        <text:list-item>
          <text:p text:style-name="P56"><text:span text:style-name="Strong_20_Emphasis"><text:span text:style-name="T3">Real-time Learning and Improvement:</text:span></text:span><text:span text:style-name="T3"> Just as a gardener learns which plants work best in their garden, programmers using Spherepop can see in real time which parts of their code are most efficient and adapt their 'bubble structures' accordingly.</text:span></text:p>
        </text:list-item>
      </text:list>
      <text:h text:style-name="P11" text:outline-level="4">Conclusion</text:h>
      <text:p text:style-name="P47">Spherepop brings a fresh, playful perspective to programming, blending the creativity of building a bubble castle with the logic of coding. It's an innovative tool for both learning to code and for exploring complex concepts like evolutionary algorithms, making these ideas more accessible and engaging through its interactive 3D environment.</text:p>
      <text:p text:style-name="P21"><text:span text:style-name="T3"/></text:p>
      <text:h text:style-name="P6" text:outline-level="3"><text:soft-page-break/>Capítulo 4: Spherepop en Acción</text:h>
      <text:h text:style-name="P11" text:outline-level="4">4.1 Evaluación de Funciones en Spherepop</text:h>
      <text:p text:style-name="P47">Spherepop transforma el concepto abstracto de la evaluación de funciones en una experiencia tangible e interactiva. En este exclusivo entorno de programación 3D, cada función y sus operaciones correspondientes se visualizan como burbujas, cada una con propiedades y relaciones distintas. El proceso de evaluación de funciones en Spherepop no es solo una cuestión de ejecutar código; es una experiencia inmersiva donde el programador 'revienta' estas burbujas en un orden específico.</text:p>
      <text:p text:style-name="P47">Por ejemplo, considera una función aritmética simple en Spherepop. Esta función se representa como un cúmulo de burbujas interconectadas. Cada burbuja simboliza un componente diferente de la función: operandos, operadores y resultados. Para evaluar esta función, el programador navega a través de este cúmulo, reventando burbujas en una secuencia que refleja la lógica del cálculo. El acto de reventar la burbuja correcta en el momento adecuado es crucial, ya que desencadena la ejecución de esa operación particular.</text:p>
      <text:p text:style-name="P47">El aspecto innovador de Spherepop es cómo maneja las funciones anidadas. Aquí es clave el concepto de la burbuja más interna. Las funciones anidadas se representan mediante burbujas dentro de burbujas. Para evaluar correctamente estas funciones, primero se debe encontrar y reventar la burbuja más interna, desentrañando las operaciones anidadas capa por capa. Este enfoque no solo añade una dimensión espacial a la evaluación de funciones sino que también ayuda a comprender el concepto de recursión y cálculos anidados.</text:p>
      <text:h text:style-name="P11" text:outline-level="4"><text:soft-page-break/>4.2 La Naturaleza Interactiva de Spherepop</text:h>
      <text:p text:style-name="P47">La naturaleza interactiva de Spherepop la distingue de los lenguajes de programación tradicionales basados en texto. Al convertir el código en un espacio tridimensional de burbujas, Spherepop ofrece una forma más intuitiva y atractiva de entender y escribir programas. Esta representación espacial permite a los programadores ver literalmente la estructura de su código y las relaciones entre diferentes partes de su programa.</text:p>
      <text:p text:style-name="P47">En Spherepop, la programación se convierte en una actividad práctica. Moverse por el espacio 3D, seleccionar y reventar burbujas para ejecutar líneas de código, ofrece una forma única de interactuar con conceptos de programación. Este método es particularmente efectivo para aprendices visuales que pueden comprender mejor conceptos abstractos cuando se representan de forma más concreta.</text:p>
      <text:p text:style-name="P47">Además, el entorno interactivo de Spherepop fomenta la exploración y experimentación. Los programadores pueden probar diferentes enfoques para reventar las burbujas, lo que lleva a una comprensión más profunda de cómo interactúan las diferentes partes del código. Este proceso de ensayo y error es una excelente herramienta de aprendizaje, fomentando una comprensión más profunda de la lógica y estructura de programación.</text:p>
      <text:p text:style-name="P47">La experiencia inmersiva de Spherepop también tiene el potencial de hacer que la programación sea más accesible y atractiva para un público más amplio. Al convertir la codificación en una experiencia más similar a un juego, reduce las barreras de entrada para aquellos que podrían sentirse intimidados por los entornos de codificación tradicionales. Spherepop podría, por lo tanto, desempeñar un papel crucial en la educación, haciendo <text:soft-page-break/>que el mundo de la programación sea más acogedor y menos abrumador para los principiantes.</text:p>
      <text:p text:style-name="P47">En conclusión, Spherepop revoluciona el acto de programar al transformarlo en una experiencia interactiva 3D. Este capítulo ha explorado cómo se evalúan las funciones en este entorno único y ha destacado el potencial atractivo y educativo de su naturaleza interactiva. Spherepop no es solo un lenguaje de programación; es una nueva forma de experimentar y comprender las complejidades de la codificación.</text:p>
      <text:p text:style-name="P18"><text:span text:style-name="T1"><text:line-break/><text:line-break/></text:span><text:span text:style-name="T3">Chapter 4: Spherepop in Action</text:span></text:p>
      <text:h text:style-name="P12" text:outline-level="4">4.1 Evaluating Functions in Spherepop</text:h>
      <text:p text:style-name="P49">Spherepop transforms the abstract concept of function evaluation into a tangible and interactive experience. In this unique 3D programming environment, each function and its corresponding operations are visualized as bubbles, each with distinct properties and relationships. The process of function evaluation in Spherepop is not just a matter of executing code; it's an immersive experience where the programmer 'pops' these bubbles in a specific order.</text:p>
      <text:p text:style-name="P49">For instance, consider a simple arithmetic function in Spherepop. This function is represented as a cluster of interconnected bubbles. Each bubble symbolizes a different component of the function – operands, operators, and results. To evaluate this function, the programmer navigates through this cluster, popping bubbles in a sequence that reflects the logic of the computation. The act of popping the right bubble at the right time is crucial, as it triggers the execution of that particular operation.</text:p>
      <text:p text:style-name="P49"><text:soft-page-break/>The innovative aspect of Spherepop is how it handles nested functions. The innermost bubble concept is key here. Nested functions are represented by bubbles within bubbles. To correctly evaluate these, one must first find and pop the innermost bubble, unraveling the nested operations layer by layer. This approach not only adds a spatial dimension to function evaluation but also aids in understanding the concept of recursion and nested computations.</text:p>
      <text:h text:style-name="P12" text:outline-level="4">4.2 The Interactive Nature of Spherepop</text:h>
      <text:p text:style-name="P49">The interactive nature of Spherepop sets it apart from traditional text-based programming languages. By converting code into a three-dimensional space of bubbles, Spherepop offers a more intuitive and engaging way to understand and write programs. This spatial representation allows programmers to literally see the structure of their code and the relationships between different parts of their program.</text:p>
      <text:p text:style-name="P49">In Spherepop, programming becomes a hands-on activity. Moving through the 3D space, selecting, and popping bubbles to execute code lines, offers a unique way to engage with programming concepts. This method is particularly effective for visual learners who can better grasp abstract concepts when they are represented in a more concrete form.</text:p>
      <text:p text:style-name="P49">Moreover, Spherepop's interactive environment encourages exploration and experimentation. Programmers can try different approaches to popping the bubbles, leading to a deeper understanding of how different parts of the code interact. This trial-and-error process is an excellent learning tool, fostering a deeper understanding of programming logic and structure.</text:p>
      <text:p text:style-name="P49">The immersive experience of Spherepop also has the potential to make programming more accessible and appealing to a broader audience. By turning coding into a more game-like experience, it lowers the barriers to <text:soft-page-break/>entry for those who might be intimidated by traditional coding environments. Spherepop could thus play a crucial role in education, making the world of programming more inviting and less daunting for beginners.</text:p>
      <text:p text:style-name="P49">In conclusion, Spherepop revolutionizes the act of programming by transforming it into a 3D interactive experience. This chapter has explored how functions are evaluated in this unique environment and highlighted the engaging and educational potential of its interactive nature. Spherepop is not just a programming language; it's a new way to experience and understand the intricacies of coding.</text:p>
      <text:h text:style-name="P9" text:outline-level="3"/>
      <text:p text:style-name="P32"/>
      <text:h text:style-name="P9" text:outline-level="3"/>
      <text:h text:style-name="P9" text:outline-level="3">Capítulo 5: Conceptos y Aplicaciones Relacionadas</text:h>
      <text:h text:style-name="P10" text:outline-level="4">5.1 Haplopraxis: Un Juego de Exploración Espacial y Tutor de Mecanografía</text:h>
      <text:p text:style-name="P33">En esta sección, nos adentramos en el mundo de Haplopraxis, un juego innovador que combina la exploración espacial con la mecánica de un tutor de mecanografía. El juego comparte similitudes conceptuales con Spherepop, particularmente en su enfoque interactivo y visualmente atractivo para el aprendizaje y la exploración. Aquí, los jugadores navegan una nave espacial a través de varios entornos galácticos, encontrando burbujas que representan palabras de vocabulario. El objetivo principal es mejorar las habilidades de mecanografía mientras se participa en una emocionante aventura espacial. El aspecto único de Haplopraxis radica en su integración de elementos educativos dentro de una experiencia de juego inmersiva, convirtiéndolo en un ejemplo destacado de la gamificación en el aprendizaje.</text:p>
      <text:h text:style-name="P10" text:outline-level="4">5.2 Dinámica y Desafíos del Juego</text:h>
      <text:p text:style-name="P33">Haplopraxis no es solo exploración y aprendizaje; incorpora elementos estratégicos que añaden profundidad al juego. Una de las características clave es el concepto de acumulación de puntos y el riesgo de perder puntos a <text:soft-page-break/>través de un 'reinicio global'. Este reinicio, activado por la tecla 'g', añade una capa de desafío y anima a los jugadores a ser cautelosos y estratégicos en su juego.</text:p>
      <text:p text:style-name="P33">Además, el juego introduce una mecánica interesante conocida como 'autoblink' y 'super autoblink'. Estas características son cruciales para los jugadores que buscan preservar sus puntos durante un reinicio. La inclusión de estas mecánicas no solo mejora la complejidad del juego, sino que también enseña sutilmente a los jugadores sobre la gestión del riesgo y la importancia del tiempo en la toma de decisiones.</text:p>
      <text:p text:style-name="P33">Haplopraxis, con su combinación de elementos educativos y de juego, sirve como un ejemplo principal de cómo se pueden utilizar eficazmente las herramientas interactivas para el aprendizaje. Paraleliza los objetivos de Spherepop, donde conceptos complejos son simplificados y hechos atractivos a través de un entorno 3D interactivo. Tanto Spherepop como Haplopraxis representan un cambio en los métodos educativos tradicionales, favoreciendo experiencias de aprendizaje interactivas e inmersivas.</text:p>
      <text:p text:style-name="P33">En conclusión, el Capítulo 5 ilustra cómo el enfoque innovador de Spherepop para la programación y la resolución de problemas se refleja en otros dominios, como los juegos educativos con Haplopraxis. Este capítulo no solo destaca la versatilidad de las herramientas de aprendizaje interactivo, sino que también muestra su potencial para revolucionar los paradigmas convencionales de aprendizaje y entretenimiento.</text:p>
      <text:h text:style-name="Heading_20_1" text:outline-level="1"><text:soft-page-break/></text:h>
      <text:h text:style-name="Heading_20_1" text:outline-level="1"><text:line-break/> Versión <text:span text:style-name="T7">A</text:span>lternativa<text:line-break/></text:h>
      <text:h text:style-name="P10" text:outline-level="4">5.1 Conexiones con la Lógica de Convención Nula</text:h>
      <text:p text:style-name="P33">El enfoque innovador de Spherepop en la programación encuentra un paralelo conceptual en el campo del diseño de circuitos digitales, particularmente en la Lógica de Convención Nula (NCL). NCL representa un cambio desde el diseño de circuitos sincrónicos tradicionales al operar de manera asincrónica sin la necesidad de un reloj global. Esto se asemeja a la salida de Spherepop de los modelos de programación lineales convencionales, adoptando un enfoque más dinámico e interactivo.</text:p>
      <text:h text:style-name="P14" text:outline-level="5">5.1.1 El Papel de la Onda Nula en NCL</text:h>
      <text:p text:style-name="P33">Un elemento clave en NCL es la propagación de la onda nula, que simboliza la ausencia de datos válidos y permite un manejo eficiente de datos asincrónico. Este concepto refleja la naturaleza interactiva de Spherepop, donde la ausencia de ciertas acciones (como no reventar una burbuja) es tan significativa como las acciones realizadas. Tanto en NCL como en Spherepop, la presencia y ausencia de ciertos elementos (datos en NCL y burbujas en Spherepop) juegan roles cruciales en la funcionalidad del sistema.</text:p>
      <text:h text:style-name="P14" text:outline-level="5">5.1.2 Frontera de Markov y la Invocación de Procesos</text:h>
      <text:p text:style-name="P33">NCL utiliza la onda nula como un marcador de frontera, conocido como la frontera de Markov, entre subsistemas en un circuito. Esta frontera delinea sistemas que han completado sus cálculos de aquellos que no lo han hecho. De manera similar, en Spherepop, la identificación de la "burbuja más interna" y las acciones subsiguientes reflejan una demarcación clara en los pasos del proceso, similar a la frontera de Markov en NCL.</text:p>
      <text:h text:style-name="P10" text:outline-level="4"><text:soft-page-break/>5.2 Mejorando la Eficiencia y Fiabilidad</text:h>
      <text:p text:style-name="P33">Tanto NCL como Spherepop muestran avances en sus respectivos campos integrando la transformación de datos y el control en un proceso unificado. La expresión simbólica de procesos de NCL, distinta de la lógica booleana tradicional, resuena con el método único de ejecución de programas de Spherepop. Estos enfoques conducen a mejoras en la eficiencia, velocidad de procesamiento y fiabilidad, especialmente en entornos donde los mecanismos tradicionales de temporización son imprácticos.</text:p>
      <text:h text:style-name="P10" text:outline-level="4">5.3 El Enfoque Holístico en la Computación</text:h>
      <text:p text:style-name="P33">La aplicación de la onda nula en NCL es más que un mecanismo técnico; representa un enfoque holístico y eficiente en la computación. Esto refleja la filosofía de Spherepop, donde la programación no se ve solo como una serie de comandos, sino como una experiencia interactiva y multidimensional. Tanto Spherepop como NCL demuestran avances significativos en sus campos, prometiendo soluciones más adaptables y eficientes para el procesamiento de datos digitales y la programación.</text:p>
      <text:h text:style-name="P10" text:outline-level="4">5.4 Implicaciones para las Tecnologías Futuras</text:h>
      <text:p text:style-name="P33">Las similitudes entre los fundamentos conceptuales de NCL y Spherepop destacan una tendencia más amplia en la tecnología hacia sistemas más integrados y eficientes. Estas innovaciones sugieren un futuro donde la adaptabilidad y la eficiencia son primordiales, llevando a tecnologías más robustas y fiables tanto en el diseño de circuitos digitales como en los lenguajes de programación.</text:p>
      <text:h text:style-name="P5" text:outline-level="3">Conclusión</text:h>
      <text:p text:style-name="P33">En este capítulo, exploramos las conexiones entre Spherepop y la Lógica de Convención Nula, destacando sus principios compartidos de eficiencia, fiabilidad y un enfoque holístico en sus respectivos campos. Estas conexiones subrayan el potencial de tales enfoques innovadores para dar forma al futuro de la tecnología y la computación.</text:p>
      <text:p text:style-name="P32"/>
      <text:h text:style-name="P9" text:outline-level="3"><text:soft-page-break/></text:h>
      <text:h text:style-name="P9" text:outline-level="3">Chapter 5: Related Concepts and Applications</text:h>
      <text:h text:style-name="P11" text:outline-level="4">5.1 Haplopraxis: A Space Exploration and Typing Tutor Game</text:h>
      <text:p text:style-name="P47">In this section, we delve into the world of Haplopraxis, an innovative game that combines space exploration with typing tutor mechanics. The game shares conceptual similarities with Spherepop, particularly in its interactive and visually engaging approach to learning and exploration. Here, players navigate a spaceship through various galactic environments, encountering bubbles that represent vocabulary words. The primary objective is to enhance typing skills while engaging in a thrilling space adventure. The unique aspect of Haplopraxis lies in its integration of educational elements within an immersive gaming experience, making it a standout example of gamification in learning.</text:p>
      <text:h text:style-name="P11" text:outline-level="4">5.2 Game Dynamics and Challenges</text:h>
      <text:p text:style-name="P47">Haplopraxis is not just about exploration and learning; it incorporates strategic elements that add depth to the gameplay. One of the key features is the concept of point accumulation and the risk of losing points through a 'global reset'. This reset, triggered by the key 'g', adds a layer of challenge and encourages players to be cautious and strategic in their gameplay.</text:p>
      <text:p text:style-name="P47">Moreover, the game introduces an interesting mechanic known as 'autoblink' and 'super autoblink'. These features are crucial for players aiming to preserve their points during a reset. The inclusion of these mechanics not only enhances the game's complexity but also subtly teaches players about risk management and the importance of timing in decision-making.</text:p>
      <text:p text:style-name="P47">Haplopraxis, with its blend of educational and gaming elements, serves as a prime example of how interactive tools can be effectively used for learning. It parallels the objectives of Spherepop, where complex concepts are <text:soft-page-break/>simplified and made engaging through an interactive 3D environment. Both Spherepop and Haplopraxis represent a shift in traditional educational methods, favoring interactive and immersive learning experiences.</text:p>
      <text:p text:style-name="P47">In conclusion, Chapter 5 illustrates how Spherepop's innovative approach to programming and problem-solving is echoed in other domains, such as educational gaming with Haplopraxis. This chapter not only highlights the versatility of interactive learning tools but also showcases their potential in revolutionizing conventional learning and entertainment paradigms.</text:p>
      <text:h text:style-name="Heading_20_1" text:outline-level="1">Alternate Version</text:h>
      <text:h text:style-name="P11" text:outline-level="4">5.1 Connections with Null Convention Logic (NCL)</text:h>
      <text:p text:style-name="P47">The innovative approach of Spherepop in programming finds a conceptual parallel in the field of digital circuit design, particularly in Null Convention Logic (NCL). NCL represents a shift from traditional synchronous circuit design by operating asynchronously without the need for a global clock. This parallels Spherepop's departure from conventional linear programming models, embracing a more dynamic and interactive approach.</text:p>
      <text:h text:style-name="P13" text:outline-level="5">5.1.1 The Role of the Null Wave in NCL</text:h>
      <text:p text:style-name="P47">A key element in NCL is the propagation of the null wave, symbolizing the absence of valid data and enabling efficient asynchronous data handling. This concept mirrors the interactive nature of Spherepop, where the absence of certain actions (like not popping a bubble) is as significant as the actions taken. In both NCL and Spherepop, the presence and absence of certain elements (data in NCL and bubbles in Spherepop) play crucial roles in the system's functionality.</text:p>
      <text:h text:style-name="P13" text:outline-level="5"><text:soft-page-break/>5.1.2 Markovian Frontier and Process Invocation</text:h>
      <text:p text:style-name="P47">NCL uses the null wave as a boundary marker, known as the Markovian frontier, between subsystems in a circuit. This frontier delineates systems that have completed their computations from those that haven't. Similarly, in Spherepop, the identification of the "innermost bubble" and subsequent actions reflect a clear demarcation in process steps, akin to the Markovian frontier in NCL.</text:p>
      <text:h text:style-name="P11" text:outline-level="4">5.2 Enhancing Efficiency and Reliability</text:h>
      <text:p text:style-name="P47">Both NCL and Spherepop showcase advancements in their respective fields by integrating data transformation and control into a unified process. NCL's symbolic expression of processes, distinct from traditional Boolean logic, resonates with Spherepop's unique method of program execution. These approaches lead to improvements in efficiency, processing speed, and reliability, especially in environments where traditional timing mechanisms are impractical.</text:p>
      <text:h text:style-name="P11" text:outline-level="4">5.3 The Holistic Approach in Computing</text:h>
      <text:p text:style-name="P47">The application of the null wave in NCL is more than a technical mechanism; it represents a holistic and efficient approach to computing. This is reflective of Spherepop's philosophy, where programming is seen not just as a series of commands but as an interactive, multidimensional experience. Both Spherepop and NCL demonstrate significant advancements in their fields, promising more adaptable and efficient solutions for digital data processing and programming.</text:p>
      <text:h text:style-name="P11" text:outline-level="4">5.4 Implications for Future Technologies</text:h>
      <text:p text:style-name="P47">The similarities between the conceptual foundations of NCL and Spherepop highlight a broader trend in technology towards more integrated and <text:soft-page-break/>efficient systems. These innovations suggest a future where adaptability and efficiency are paramount, leading to more robust and reliable technologies in both digital circuit design and programming languages.</text:p>
      <text:h text:style-name="P6" text:outline-level="3">Conclusion</text:h>
      <text:p text:style-name="P47">In this chapter, we explored the connections between Spherepop and Null Convention Logic, highlighting their shared principles of efficiency, reliability, and a holistic approach to their respective fields. These connections underscore the potential of such innovative approaches to shape the future of technology and computing.</text:p>
      <text:p text:style-name="P50"/>
      <text:h text:style-name="P7" text:outline-level="3">Capítulo Seis: El Espectáculo Público de la Ciencia en el Siglo XIX</text:h>
      <text:h text:style-name="P10" text:outline-level="4">La Transformación del Laboratorio</text:h>
      <text:p text:style-name="P33">El siglo XIX presenció un cambio dramático en el ámbito de la experimentación científica, particularmente en los campos de la electricidad y el magnetismo. El laboratorio privado, una vez un refugio aislado para la experimentación meticulosa, se transformó gradualmente en un foro público. Esta transformación fue emblemática del cambio en la relación entre la ciencia y el público.</text:p>
      <text:h text:style-name="P10" text:outline-level="4">Las Demostraciones Electromagnéticas de Faraday</text:h>
      <text:p text:style-name="P33">Michael Faraday, una figura preeminente en esta era, jugó un papel crucial en llevar los experimentos científicos a la vista del público. Sus experimentos electromagnéticos, una vez realizados en la soledad de su espacio de trabajo, ahora se llevaban a cabo ante audiencias distinguidas en la Institución Real de Londres. Estas demostraciones no eran meros espectáculos, sino eventos educativos cuidadosamente orquestados, diseñados para informar y cautivar.</text:p>
      <text:h text:style-name="P10" text:outline-level="4"><text:soft-page-break/>Cerrando la Brecha Entre la Experimentación Privada y la Exhibición Pública</text:h>
      <text:p text:style-name="P33">El enfoque de Faraday fue un equilibrio fino entre mantener la rigurosidad científica y mejorar la comprensión pública. Este cambio fue parte de una tendencia más amplia en la que científicos como Faraday deliberadamente cerraron la brecha entre la experimentación privada y la demostración pública, asegurando que las maravillas de la ciencia fueran accesibles a un público más amplio sin comprometer la integridad científica.</text:p>
      <text:h text:style-name="P10" text:outline-level="4">El Papel del Aparato en las Demostraciones</text:h>
      <text:p text:style-name="P33">Las demostraciones de Faraday fueron notables no solo por su contenido sino también por el aparato diseñado específicamente para ellas. Los corchos giratorios, agujas y alambres, todos puestos en movimiento por fuerzas invisibles, proporcionaron evidencia tangible de fenómenos eléctricos y magnéticos. Para el ojo inexperto, estos experimentos rozaban lo mágico, pero estaban basados en sólidos principios de la física.</text:p>
      <text:h text:style-name="P10" text:outline-level="4">La Ciencia como un Asunto Público</text:h>
      <text:p text:style-name="P33">La transición a demostraciones públicas de ciencia fue parte de un movimiento más amplio en el siglo XIX, donde la ciencia salió de sus confines tradicionales y se convirtió en un tema de interés y debate público. Conferencias, demostraciones e incluso actuaciones teatrales temáticas de ciencia se volvieron comunes, transformando la ciencia en un espectáculo cultural e intelectual.</text:p>
      <text:h text:style-name="P10" text:outline-level="4">Conclusión</text:h>
      <text:p text:style-name="P33">Las contribuciones de Faraday fueron más allá de sus descubrimientos científicos; redefinió la interfaz entre la ciencia y la sociedad. Al transformar el laboratorio privado en un escenario público, Faraday y sus contemporáneos hicieron de la ciencia una parte integral de la esfera pública, fomentando una apreciación más profunda de la investigación científica y sus maravillas. Este período marcó un capítulo significativo en la historia de la ciencia, donde la búsqueda del conocimiento no fue solo un empeño <text:soft-page-break/>solitario, sino una experiencia compartida, que capturó la imaginación del público y moldeó el paisaje intelectual de la era.</text:p>
      <text:h text:style-name="P4" text:outline-level="1"><text:line-break/> Versión Alternativa<text:line-break/><text:line-break/>Capítulo Seis: Spherepop: Integrando Diálogo Multidimensional en la Esfera Pública de la Ciencia</text:h>
      <text:h text:style-name="P10" text:outline-level="4">Revisando los Fundamentos: Los Primeros Cinco Capítulos</text:h>
      <text:p text:style-name="P33">En los primeros cinco capítulos, exploramos la evolución de la comunicación científica, el aumento del compromiso público en la ciencia y los fundamentos teóricos de los lenguajes de programación y los árboles de sintaxis abstracta. Estas discusiones sentaron las bases para explorar el innovador lenguaje e interfaz de Spherepop.</text:p>
      <text:h text:style-name="P10" text:outline-level="4">Spherepop: Un Ejemplo Moderno de Comunicación Científica</text:h>
      <text:p text:style-name="P33">Spherepop, como un lenguaje de programación 3D donde los programas se representan como burbujas en crecimiento, simboliza la culminación de siglos de evolución científica. No es solo una herramienta de programación, sino un medio que encapsula la esencia de las demostraciones científicas públicas, similar a los experimentos electromagnéticos de Faraday. La naturaleza visual e interactiva de Spherepop lo hace un paralelo contemporáneo a los espectáculos de ciencia pública del siglo XIX.</text:p>
      <text:h text:style-name="P10" text:outline-level="4">La Interfaz: Una Fusión de Arte y Ciencia</text:h>
      <text:p text:style-name="P33">La interfaz de Spherepop, que integra seis grados de libertad y exploración del espacio de posibilidades, refleja la naturaleza multidimensional del diálogo científico moderno. Así como las demostraciones de Faraday canalizaron la naturaleza abstracta de las fuerzas electromagnéticas en <text:soft-page-break/>experiencias tangibles, Spherepop traduce conceptos de programación complejos en estructuras visuales de burbujas anidadas.</text:p>
      <text:h text:style-name="P10" text:outline-level="4">Diálogo Multidimensional y Árboles de Sintaxis Abstracta</text:h>
      <text:p text:style-name="P33">La estructura de burbuja anidada de Spherepop, que se asemeja a un árbol de sintaxis abstracta, ofrece una forma única de visualizar y entender la lógica de programación. Esta interfaz hace eco del cambio de la comprensión privada a la pública de la ciencia. Proporciona una comprensión intuitiva de los constructos de programación, desmitificando conceptos complejos a través de la representación espacial y visual.</text:p>
      <text:h text:style-name="P10" text:outline-level="4">Resolución Semántica en Spherepop</text:h>
      <text:p text:style-name="P33">El árbol de resolución semántica, parte integral de Spherepop, permite una exploración interactiva de la semántica de programación. Esta característica no es solo una herramienta para entender la estructura del programa, sino también una puerta de entrada para explorar las implicaciones más amplias de las decisiones de programación, similar a explorar diversas hipótesis científicas en un foro público.</text:p>
      <text:h text:style-name="P10" text:outline-level="4">Implicaciones Educativas de Spherepop</text:h>
      <text:p text:style-name="P33">Spherepop, al igual que las conferencias del Royal Institution, sirve como una poderosa herramienta educativa. Cierra la brecha entre las teorías de programación complejas y la comprensión práctica, haciendo que el aprendizaje sea una experiencia atractiva e inmersiva. Este método educativo moderno resuena con la progresión histórica de la educación científica pública.</text:p>
      <text:h text:style-name="P10" text:outline-level="4">Conclusión: El Legado de la Ciencia Pública en la Programación Moderna</text:h>
      <text:p text:style-name="P33">Spherepop representa una confluencia de la comunicación científica histórica y los lenguajes de programación modernos. Encarna el espíritu de las demostraciones científicas públicas del siglo XIX, transformando conceptos abstractos de programación en experiencias visuales e interactivas. A medida que continuamos explorando los reinos de la programación y la <text:soft-page-break/>comunicación científica, Spherepop se mantiene como un testimonio del legado perdurable de hacer la ciencia accesible y atractiva para todos.</text:p>
      <text:h text:style-name="P4" text:outline-level="1"><text:line-break/><text:span text:style-name="T2"><text:line-break/></text:span><text:span text:style-name="T3">Chapter Six: The Public Spectacle of Science in the Nineteenth Century</text:span></text:h>
      <text:h text:style-name="P11" text:outline-level="4">The Transformation of the Laboratory</text:h>
      <text:p text:style-name="P47">The nineteenth century witnessed a dramatic shift in the realm of scientific experimentation, particularly in the fields of electricity and magnetism. The private laboratory, once a secluded haven for meticulous experimentation, gradually morphed into a public forum. This transformation was emblematic of the changing relationship between science and the public.</text:p>
      <text:h text:style-name="P11" text:outline-level="4">Faraday's Electromagnetic Demonstrations</text:h>
      <text:p text:style-name="P47">Michael Faraday, a preeminent figure in this era, played a pivotal role in bringing scientific experiments into the public eye. His electromagnetic experiments, once conducted in the solitude of his workspace, were now performed before gentlemanly audiences at London's Royal Institution. These demonstrations were not mere spectacles but carefully orchestrated educational events, designed to both inform and captivate.</text:p>
      <text:h text:style-name="P11" text:outline-level="4">Bridging the Gap Between Private Experimentation and Public Display</text:h>
      <text:p text:style-name="P47">Faraday’s approach was a fine balance between maintaining scientific rigor and enhancing public understanding. This shift was part of a broader trend where scientists like Faraday deliberately bridged the gap between private experimentation and public demonstration, ensuring that the marvels of <text:soft-page-break/>science were accessible to a wider audience without compromising on scientific integrity.</text:p>
      <text:h text:style-name="P11" text:outline-level="4">The Role of Apparatus in Demonstrations</text:h>
      <text:p text:style-name="P47">Faraday’s demonstrations were notable not just for their content but also for the apparatus designed specifically for them. The spinning corks, needles, and wires, all set in motion by invisible forces, provided tangible evidence of electrical and magnetic phenomena. To the untrained eye, these experiments bordered on magical, yet they were grounded in the solid principles of physics.</text:p>
      <text:h text:style-name="P11" text:outline-level="4">Science as a Public Affair</text:h>
      <text:p text:style-name="P47">The transition to public demonstrations of science was part of a broader movement in the early nineteenth century, where science stepped out of its traditional confines and became a subject of public interest and debate. Lectures, demonstrations, and even science-themed theatrical performances became common, transforming science into a cultural and intellectual spectacle.</text:p>
      <text:h text:style-name="P11" text:outline-level="4">Conclusion</text:h>
      <text:p text:style-name="P47">Faraday’s contributions went beyond his scientific discoveries; he redefined the interface between science and society. By transforming the private laboratory into a public stage, Faraday and his contemporaries made science an integral part of the public sphere, fostering a deeper appreciation for scientific inquiry and its marvels. This period marked a significant chapter in the history of science, where the pursuit of knowledge was not just a solitary endeavor but a shared experience, captivating the imagination of the public and shaping the intellectual landscape of the era.</text:p>
      <text:p text:style-name="P48"/>
      <text:h text:style-name="Heading_20_1" text:outline-level="1"><text:soft-page-break/>Alternate Version.</text:h>
      <text:h text:style-name="P11" text:outline-level="4">Revisiting the Foundations: The First Five Chapters</text:h>
      <text:p text:style-name="P47">In the first five chapters, we delved into the evolution of scientific communication, the rise of public engagement in science, and the theoretical underpinnings of programming languages and abstract syntax trees. These discussions set the stage for exploring the innovative Spherepop language and interface.</text:p>
      <text:h text:style-name="P11" text:outline-level="4">Spherepop: A Modern Embodiment of Scientific Communication</text:h>
      <text:p text:style-name="P47">Spherepop, as a 3D programming language where programs are represented as growing bubbles, symbolizes the culmination of centuries of scientific evolution. It's not just a programming tool but a medium that encapsulates the essence of public scientific demonstrations, akin to Faraday's electromagnetic experiments. Spherepop's visual and interactive nature makes it a contemporary parallel to the public science spectacles of the nineteenth century.</text:p>
      <text:h text:style-name="P11" text:outline-level="4">The Interface: A Fusion of Art and Science</text:h>
      <text:p text:style-name="P47">Spherepop's interface, integrating six degrees of freedom and possibility space exploration, reflects the multidimensional nature of modern scientific dialogue. Just as Faraday's demonstrations bridled the abstract nature of electromagnetic forces into tangible experiences, Spherepop translates complex programming concepts into visual, nested bubble structures.</text:p>
      <text:h text:style-name="P11" text:outline-level="4">Multidimensional Dialogue and Abstract Syntax Trees</text:h>
      <text:p text:style-name="P47">Spherepop's nested bubble structure, resembling an abstract syntax tree, offers a unique way to visualize and understand programming logic. This interface echoes the shift from private to public understanding of science. It <text:soft-page-break/>provides an intuitive understanding of programming constructs, demystifying complex concepts through spatial and visual representation.</text:p>
      <text:h text:style-name="P11" text:outline-level="4">Semantic Resolution in Spherepop</text:h>
      <text:p text:style-name="P47">The semantic resolution tree, an integral part of Spherepop, allows for an interactive exploration of programming semantics. This feature is not only a tool for understanding program structure but also a gateway to exploring the broader implications of programming decisions, akin to exploring various scientific hypotheses in a public forum.</text:p>
      <text:h text:style-name="P11" text:outline-level="4">Spherepop's Educational Implications</text:h>
      <text:p text:style-name="P47">Spherepop, much like the Royal Institution's lectures, serves as a powerful educational tool. It bridges the gap between complex programming theories and practical understanding, making learning an engaging and immersive experience. This modern educational method resonates with the historical progression of public science education.</text:p>
      <text:h text:style-name="P11" text:outline-level="4">Conclusion: The Legacy of Public Science in Modern Programming</text:h>
      <text:p text:style-name="P47">Spherepop represents a confluence of historical scientific communication and modern programming languages. It embodies the spirit of nineteenth-century public science demonstrations, transforming abstract programming concepts into interactive, visual experiences. As we continue to explore the realms of programming and science communication, Spherepop stands as a testament to the enduring legacy of making science accessible and engaging to all.</text:p>
      <text:h text:style-name="Heading_20_1" text:outline-level="1"><text:soft-page-break/></text:h>
      <text:h text:style-name="Heading_20_1" text:outline-level="1">Capítulo 7: Resumiéndolo Todo</text:h>
      <text:p text:style-name="P33">Ahora hemos llegado al final de nuestro viaje explorando el innovador lenguaje y paradigma de programación de Spherepop. A lo largo de los seis capítulos anteriores, hemos descubierto cómo Spherepop representa un cambio significativo en la forma en que abordamos, entendemos e interactuamos con el código. Más que una simple herramienta de programación novedosa, Spherepop nos invita a reimagnar la naturaleza misma de la programación y la resolución de problemas.</text:p>
      <text:p text:style-name="P33">En el Capítulo 1, establecimos el escenario al discutir cómo Spherepop rechaza la codificación tradicional basada en texto en favor de un entorno interactivo tangible en 3D centrado en el crecimiento y manipulación de burbujas. Esto cambió nuestra perspectiva de líneas de código a representaciones espaciales de la estructura y flujo del programa.</text:p>
      <text:p text:style-name="P33">El Capítulo 2 profundizó en los conceptos fundamentales sobre los cuales se construye Spherepop. Explorar los árboles de sintaxis abstracta y la semántica de los lenguajes de programación cimentó nuestro entendimiento de las innovaciones de Spherepop al establecer las bases teóricas de cómo se estructura e interpreta el código.</text:p>
      <text:p text:style-name="P33">El Capítulo 3 proporcionó una mirada detallada a la mecánica única de Spherepop. Vimos cómo se mapean constructos de programación fundamentales como funciones, bucles y condicionales en la metáfora de burbujas, superficies y caminos. Esta lógica espacial hace que los comportamientos intrincados del código sean más intuitivamente comprensibles.</text:p>
      <text:p text:style-name="P33">En el Capítulo 4, experimentamos Spherepop "en acción" al examinar evaluaciones de funciones, procesos de depuración y los beneficios inmersivos de su entorno 3D interactivo para aprender programación.</text:p>
      <text:p text:style-name="P33"><text:soft-page-break/>El Capítulo 5 amplió nuestra vista al considerar aplicaciones relacionadas. Analizar el juego educativo Haplopraxis mostró cómo los principios inspirados en Spherepop pueden involucrar a los aprendices. Las conexiones históricas con la lógica de convención nula también insinuaron las implicaciones de Spherepop.</text:p>
      <text:p text:style-name="P33">Nuestro último capítulo teórico, el 6, situó a Spherepop dentro de la progresión histórica de las demostraciones científicas públicas y la compartición interactiva de conocimientos. Esto reforzó el potencial educativo y social de Spherepop.</text:p>
      <text:p text:style-name="P33">En conclusión, Spherepop nos invita a reimagnar cómo podrían ser la programación y la resolución de problemas. Sus fundamentos en herramientas de pensamiento abstracto y énfasis en la visualización, creatividad y colaboración apuntan a futuros emocionantes en la intersección de la educación, programación y progreso científico. Aunque todavía se necesita más desarrollo y pruebas, Spherepop ya ha abierto nuestros ojos a nuevas posibilidades para interactuar con la tecnología y desarrollar experiencia. Su espíritu innovador continúa alimentando discusiones sobre la modernización de prácticas de larga data a través de medios artísticos y tridimensionales.</text:p>
      <text:p text:style-name="Text_20_body"/>
      <text:h text:style-name="Heading_20_1" text:outline-level="1"><text:line-break/>Chapter 7: Summing It All Up</text:h>
      <text:p text:style-name="P32"/>
      <text:p text:style-name="P32">We have now reached the end of our journey exploring the innovative programming language and paradigm of Spherepop. Over the past six chapters, we have uncovered how Spherepop represents a significant shift in how we approach, understand, and interact with code. More than just a novel <text:soft-page-break/>programming tool, Spherepop invites us to reimagine the very nature of programming and problem-solving.</text:p>
      <text:p text:style-name="P32"/>
      <text:p text:style-name="P32">In Chapter 1, we set the stage by discussing how Spherepop eschews traditional text-based coding in favor of a tangible, 3D interactive environment centered around growing and manipulating bubbles. This shifted our perspective from lines of code to spatial representations of program structure and flow.</text:p>
      <text:p text:style-name="P32"/>
      <text:p text:style-name="P32">Chapters 2 delved into the foundational concepts that Spherepop is built upon. Exploring abstract syntax trees and programming language semantics grounded our understanding of Spherepop's innovations by establishing the theoretical underpinnings of how code is structured and interpreted.</text:p>
      <text:p text:style-name="P32"/>
      <text:p text:style-name="P32">Chapter 3 provided an in-depth look at Spherepop's unique mechanics. We saw how core programming constructs like functions, loops, and conditionals map onto the metaphor of bubbles, surfaces, and paths. This spatial logic makes intricate code behaviors more intuitively comprehensible.</text:p>
      <text:p text:style-name="P32"/>
      <text:p text:style-name="P32">In Chapter 4, we experienced Spherepop "in action" by examining function evaluations, debugging processes, and the immersive benefits of its interactive 3D environment for learning programming.</text:p>
      <text:p text:style-name="P32"/>
      <text:p text:style-name="P32">Chapter 5 broadened our view by considering related applications. Analyzing the educational game Haplopraxis showed how Spherepop-inspired principles can engage learners. Historical connections to null convention logic also hinted at Spherepop's implications.</text:p>
      <text:p text:style-name="P32"/>
      <text:p text:style-name="P32"><text:soft-page-break/>Our final theoretical chapter, 6, situated Spherepop within the historical progression of public science demonstrations and interactive knowledge-sharing. This reinforced Spherepop's potential educational and social impacts.</text:p>
      <text:p text:style-name="P32"/>
      <text:p text:style-name="P32">In closing, Spherepop invites us to reimagine what programming and problem-solving could look like. Its foundations in abstract thinking tools and emphasis on visualization, creativity and collaboration point to exciting futures at the intersection of education, programming and scientific progress. While further developing and testing is still needed, Spherepop has already opened our eyes to new possibilities for interfacing with technology and developing expertise. Its innovative spirit continues fueling discussions on modernizing long-standing practices through artistic, three-dimensional mean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6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SimSun1" style:font-family-asian="NSimSun" style:font-family-generic-asian="system" style:font-pitch-asian="variable" style:font-size-asian="10pt" style:font-weight-asian="bold" style:font-name-complex="Arial1" style:font-family-complex="Arial" style:font-family-generic-complex="system" style:font-pitch-complex="variable" style:font-size-complex="10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11-26T08:31:53.367000000</meta:creation-date>
    <dc:date>2023-11-26T09:33:11.958000000</dc:date>
    <meta:editing-duration>PT9M35S</meta:editing-duration>
    <meta:editing-cycles>1</meta:editing-cycles>
    <meta:document-statistic meta:table-count="0" meta:image-count="0" meta:object-count="0" meta:page-count="48" meta:paragraph-count="314" meta:word-count="11158" meta:character-count="74818" meta:non-whitespace-character-count="63997"/>
    <meta:generator>LibreOffice/7.3.2.2$Windows_X86_64 LibreOffice_project/49f2b1bff42cfccbd8f788c8dc32c1c309559be0</meta:generator>
  </office:meta>
</office:document-meta>
</file>